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77.19mm"/>
    </style:style>
    <style:style style:name="co5" style:family="table-column">
      <style:table-column-properties fo:break-before="auto" style:column-width="28.38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2.68mm"/>
    </style:style>
    <style:style style:name="co8" style:family="table-column">
      <style:table-column-properties fo:break-before="auto" style:column-width="6.28mm"/>
    </style:style>
    <style:style style:name="co9" style:family="table-column">
      <style:table-column-properties fo:break-before="auto" style:column-width="6.4mm"/>
    </style:style>
    <style:style style:name="co10" style:family="table-column">
      <style:table-column-properties fo:break-before="auto" style:column-width="6.54mm"/>
    </style:style>
    <style:style style:name="co11" style:family="table-column">
      <style:table-column-properties fo:break-before="auto" style:column-width="11.61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0.99mm"/>
    </style:style>
    <style:style style:name="co14" style:family="table-column">
      <style:table-column-properties fo:break-before="auto" style:column-width="12.42mm"/>
    </style:style>
    <style:style style:name="co15" style:family="table-column">
      <style:table-column-properties fo:break-before="auto" style:column-width="12.15mm"/>
    </style:style>
    <style:style style:name="co16" style:family="table-column">
      <style:table-column-properties fo:break-before="auto" style:column-width="5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vidia" table:style-name="ta1">
        <table:shapes>
          <draw:frame draw:z-index="0" draw:style-name="gr1" draw:text-style-name="P1" svg:width="159.96mm" svg:height="89.98mm" svg:x="223.9mm" svg:y="57.53mm">
            <draw:object draw:notify-on-update-of-ranges="Nvidia.A2:Nvidia.A6 Nvidia.B2:Nvidia.B6 Nvidia.C1:Nvidia.C1 Nvidia.C2:Nvidia.C6 Nvidia.B2:Nvidia.B6 Nvidia.D1:Nvidia.D1 Nvidia.D2:Nvidia.D6 Nvidia.B2:Nvidia.B6 Nvidia.E1:Nvidia.E1 Nvidia.E2:Nvidia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GeForce RTX 4090</text:p>
          </table:table-cell>
          <table:table-cell table:formula="of:=2022+9/12" office:value-type="float" office:value="2022.75" calcext:value-type="float">
            <text:p>2022.75</text:p>
          </table:table-cell>
          <table:table-cell office:value-type="float" office:value="90.9" calcext:value-type="float">
            <text:p>90.9</text:p>
          </table:table-cell>
          <table:table-cell office:value-type="float" office:value="45.5" calcext:value-type="float">
            <text:p>45.5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table:formula="of:=[.B2]+0.35" office:value-type="float" office:value="2023.1" calcext:value-type="float">
            <text:p>202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 - přeměřit na Win</text:p>
          </table:table-cell>
        </table:table-row>
        <table:table-row table:style-name="ro1">
          <table:table-cell office:value-type="string" calcext:value-type="string">
            <text:p>GeForce RTX 2080 Ti</text:p>
          </table:table-cell>
          <table:table-cell table:formula="of:=2018+8/12" office:value-type="float" office:value="2018.66666666667" calcext:value-type="float">
            <text:p>2018.66666666667</text:p>
          </table:table-cell>
          <table:table-cell office:value-type="float" office:value="32.3" calcext:value-type="float">
            <text:p>32.3</text:p>
          </table:table-cell>
          <table:table-cell office:value-type="float" office:value="15.1" calcext:value-type="float">
            <text:p>15.1</text:p>
          </table:table-cell>
          <table:table-cell office:value-type="float" office:value="0.501" calcext:value-type="float">
            <text:p>0.501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2018.66666666667" calcext:value-type="float">
            <text:p>2018.66666666667</text:p>
          </table:table-cell>
          <table:table-cell table:formula="of:=[.C3]+4" office:value-type="float" office:value="36.3" calcext:value-type="float">
            <text:p>36.3</text:p>
          </table:table-cell>
          <table:table-cell office:value-type="string" calcext:value-type="string">
            <text:p>Win - boostuje excelentně</text:p>
          </table:table-cell>
        </table:table-row>
        <table:table-row table:style-name="ro1">
          <table:table-cell office:value-type="string" calcext:value-type="string">
            <text:p>GeForce GTX 1080 Ti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2017.16666666667" calcext:value-type="float">
            <text:p>2017.16666666667</text:p>
          </table:table-cell>
          <table:table-cell table:formula="of:=[.D4]+3" office:value-type="float" office:value="13.4" calcext:value-type="float">
            <text:p>13.4</text:p>
          </table:table-cell>
          <table:table-cell office:value-type="string" calcext:value-type="string">
            <text:p>Linux - špatně boostuje</text:p>
          </table:table-cell>
        </table:table-row>
        <table:table-row table:style-name="ro1">
          <table:table-cell office:value-type="string" calcext:value-type="string">
            <text:p>GeForce GTX 980 Ti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5.41666666667" calcext:value-type="float">
            <text:p>2015.41666666667</text:p>
          </table:table-cell>
          <table:table-cell table:formula="of:=[.D5]+3" office:value-type="float" office:value="8.1" calcext:value-type="float">
            <text:p>8.1</text:p>
          </table:table-cell>
          <table:table-cell office:value-type="string" calcext:value-type="string">
            <text:p>Win - boost nic moc, ale ok</text:p>
          </table:table-cell>
        </table:table-row>
        <table:table-row table:style-name="ro1">
          <table:table-cell office:value-type="string" calcext:value-type="string">
            <text:p>GeForce GTX 780 Ti</text:p>
          </table:table-cell>
          <table:table-cell table:formula="of:=2013+10/12" office:value-type="float" office:value="2013.83333333333" calcext:value-type="float">
            <text:p>2013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3.83333333333" calcext:value-type="float">
            <text:p>2013.83333333333</text:p>
          </table:table-cell>
          <table:table-cell table:formula="of:=[.D6]+3" office:value-type="float" office:value="6.4" calcext:value-type="float">
            <text:p>6.4</text:p>
          </table:table-cell>
          <table:table-cell office:value-type="string" calcext:value-type="string">
            <text:p>Win+Linux - ok</text:p>
          </table:table-cell>
        </table:table-row>
        <table:table-row table:style-name="ro1">
          <table:table-cell office:value-type="string" calcext:value-type="string">
            <text:p>GeForce GTX 680</text:p>
          </table:table-cell>
          <table:table-cell table:formula="of:=2012+2/12" office:value-type="float" office:value="2012.16666666667" calcext:value-type="float">
            <text:p>2012.16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2.16666666667" calcext:value-type="float">
            <text:p>2012.16666666667</text:p>
          </table:table-cell>
          <table:table-cell table:formula="of:=[.D7]+3" office:value-type="float" office:value="4.8" calcext:value-type="float">
            <text:p>4.8</text:p>
          </table:table-cell>
          <table:table-cell office:value-type="string" calcext:value-type="string">
            <text:p>Win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1" draw:style-name="gr1" draw:text-style-name="P1" svg:width="159.96mm" svg:height="89.88mm" svg:x="20.2mm" svg:y="0.36mm">
              <draw:object draw:notify-on-update-of-ranges="Nvidia.A2:Nvidia.A13 Nvidia.B2:Nvidia.B13 Nvidia.C1:Nvidia.C1 Nvidia.C2:Nvidia.C13 Nvidia.G2:Nvidia.G13 Nvidia.H1:Nvidia.H1 Nvidia.H2:Nvidia.H13 Nvidia.B2:Nvidia.B13 Nvidia.F1:Nvidia.F1 Nvidia.F2:Nvidia.F13 Nvidia.B2:Nvidia.B13 Nvidia.D1:Nvidia.D1 Nvidia.D2:Nvidia.D13 Nvidia.B2:Nvidia.B13 Nvidia.E1:Nvidia.E1 Nvidia.E2:Nvidia.E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table table:name="AMD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names displ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Radeon RX 9070 XT</text:p>
          </table:table-cell>
          <table:table-cell table:formula="of:=2025+2/12" office:value-type="float" office:value="2025.16666666667" calcext:value-type="float">
            <text:p>2025.16666666667</text:p>
          </table:table-cell>
          <table:table-cell office:value-type="float" office:value="26.1" calcext:value-type="float">
            <text:p>26.1</text:p>
          </table:table-cell>
          <table:table-cell office:value-type="float" office:value="21.3" calcext:value-type="float">
            <text:p>21.3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table:formula="of:=[.B2]+0.25" office:value-type="float" office:value="2025.41666666667" calcext:value-type="float">
            <text:p>2025.41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float poloviční, half čtvrtinový, přeměřit</text:p>
          </table:table-cell>
        </table:table-row>
        <table:table-row table:style-name="ro1">
          <table:table-cell office:value-type="string" calcext:value-type="string">
            <text:p>Radeon RX 7900 XTX</text:p>
          </table:table-cell>
          <table:table-cell table:formula="of:=2022+11/12" office:value-type="float" office:value="2022.91666666667" calcext:value-type="float">
            <text:p>2022.91666666667</text:p>
          </table:table-cell>
          <table:table-cell office:value-type="float" office:value="28.6" calcext:value-type="float">
            <text:p>28.6</text:p>
          </table:table-cell>
          <table:table-cell office:value-type="float" office:value="29.4" calcext:value-type="float">
            <text:p>29.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table:formula="of:=[.B3]+0.25" office:value-type="float" office:value="2023.16666666667" calcext:value-type="float">
            <text:p>2023.1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 - přeměřit na Win, tam je ale half v PFLOPS</text:p>
          </table:table-cell>
        </table:table-row>
        <table:table-row table:style-name="ro1">
          <table:table-cell office:value-type="string" calcext:value-type="string">
            <text:p>Radeon RX 6950 XT</text:p>
          </table:table-cell>
          <table:table-cell table:formula="of:=2022+4/12" office:value-type="float" office:value="2022.33333333333" calcext:value-type="float">
            <text:p>2022.33333333333</text:p>
          </table:table-cell>
          <table:table-cell office:value-type="float" office:value="52.6" calcext:value-type="float">
            <text:p>52.6</text:p>
          </table:table-cell>
          <table:table-cell office:value-type="float" office:value="27.2" calcext:value-type="float">
            <text:p>27.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table:formula="of:=[.B4]-0.25" office:value-type="float" office:value="2022.08333333333" calcext:value-type="float">
            <text:p>2022.08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10 - boostuje excelentně</text:p>
          </table:table-cell>
        </table:table-row>
        <table:table-row table:style-name="ro1">
          <table:table-cell office:value-type="string" calcext:value-type="string">
            <text:p>Radeon RX 5700 XT</text:p>
          </table:table-cell>
          <table:table-cell table:formula="of:=2019+6/12" office:value-type="float" office:value="2019.5" calcext:value-type="float">
            <text:p>2019.5</text:p>
          </table:table-cell>
          <table:table-cell office:value-type="float" office:value="18.4" calcext:value-type="float">
            <text:p>18.4</text:p>
          </table:table-cell>
          <table:table-cell office:value-type="float" office:value="9.96" calcext:value-type="float">
            <text:p>9.96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[.B5]" office:value-type="float" office:value="2019.5" calcext:value-type="float">
            <text:p>2019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in10 - neboostuje</text:p>
          </table:table-cell>
        </table:table-row>
        <table:table-row table:style-name="ro1">
          <table:table-cell office:value-type="string" calcext:value-type="string">
            <text:p>Radeon RX 590</text:p>
          </table:table-cell>
          <table:table-cell table:formula="of:=2018+10/12" office:value-type="float" office:value="2018.83333333333" calcext:value-type="float">
            <text:p>2018.83333333333</text:p>
          </table:table-cell>
          <table:table-cell table:style-name="ce1" office:value-type="string" calcext:value-type="string">
            <text:p>-</text:p>
          </table:table-cell>
          <table:table-cell office:value-type="float" office:value="7.13" calcext:value-type="float">
            <text:p>7.13</text:p>
          </table:table-cell>
          <table:table-cell office:value-type="float" office:value="0.443" calcext:value-type="float">
            <text:p>0.443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2018.83333333333" calcext:value-type="float">
            <text:p>2018.83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10</text:p>
          </table:table-cell>
        </table:table-row>
        <table:table-row table:style-name="ro1">
          <table:table-cell office:value-type="string" calcext:value-type="string">
            <text:p>Radeon RX Vega 64 Liquid</text:p>
          </table:table-cell>
          <table:table-cell table:formula="of:=2017+7/12" office:value-type="float" office:value="2017.58333333333" calcext:value-type="float">
            <text:p>2017.58333333333</text:p>
          </table:table-cell>
          <table:table-cell office:value-type="float" office:value="13.2" calcext:value-type="float">
            <text:p>13.2</text:p>
          </table:table-cell>
          <table:table-cell office:value-type="float" office:value="14.3" calcext:value-type="float">
            <text:p>14.3</text:p>
          </table:table-cell>
          <table:table-cell office:value-type="float" office:value="0.849" calcext:value-type="float">
            <text:p>0.849</text:p>
          </table:table-cell>
          <table:table-cell office:value-type="float" office:value="0" calcext:value-type="float">
            <text:p>0</text:p>
          </table:table-cell>
          <table:table-cell table:formula="of:=[.B7]" office:value-type="float" office:value="2017.58333333333" calcext:value-type="float">
            <text:p>2017.58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in - half je na polovině, přeměřit s novým driverem</text:p>
          </table:table-cell>
        </table:table-row>
        <table:table-row table:style-name="ro1">
          <table:table-cell office:value-type="string" calcext:value-type="string">
            <text:p>Radeon RX 480</text:p>
          </table:table-cell>
          <table:table-cell table:formula="of:=2016+5/12" office:value-type="float" office:value="2016.41666666667" calcext:value-type="float">
            <text:p>2016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table:formula="of:=[.B8]" office:value-type="float" office:value="2016.41666666667" calcext:value-type="float">
            <text:p>2016.41666666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ux - ok</text:p>
          </table:table-cell>
        </table:table-row>
        <table:table-row table:style-name="ro1">
          <table:table-cell office:value-type="string" calcext:value-type="string">
            <text:p>Radeon R9 Fury X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8.31" calcext:value-type="float">
            <text:p>8.3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[.B9]" office:value-type="float" office:value="2015.41666666667" calcext:value-type="float">
            <text:p>2015.416666666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n+Linux - oba boostují špatně, přeměřit na Win s novým driverem</text:p>
          </table:table-cell>
        </table:table-row>
        <table:table-row table:style-name="ro1">
          <table:table-cell office:value-type="string" calcext:value-type="string">
            <text:p>Radeon R9 290X</text:p>
          </table:table-cell>
          <table:table-cell table:formula="of:=2013+9/12" office:value-type="float" office:value="2013.75" calcext:value-type="float">
            <text:p>2013.75</text:p>
          </table:table-cell>
          <table:table-cell table:style-name="ce1" office:value-type="string" calcext:value-type="string">
            <text:p>-</text:p>
          </table:table-cell>
          <table:table-cell office:value-type="float" office:value="5.28" calcext:value-type="float">
            <text:p>5.28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table:formula="of:=[.B10]" office:value-type="float" office:value="2013.75" calcext:value-type="float">
            <text:p>2013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>
          <table:table-cell office:value-type="string" calcext:value-type="string">
            <text:p>Radeon HD 7970 GHz Edition</text:p>
          </table:table-cell>
          <table:table-cell table:formula="of:=2012+5/12" office:value-type="float" office:value="2012.41666666667" calcext:value-type="float">
            <text:p>2012.41666666667</text:p>
          </table:table-cell>
          <table:table-cell table:style-name="ce1" office:value-type="string" calcext:value-type="string">
            <text:p>-</text:p>
          </table:table-cell>
          <table:table-cell office:value-type="float" office:value="3.87" calcext:value-type="float">
            <text:p>3.87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table:formula="of:=[.B11]" office:value-type="float" office:value="2012.41666666667" calcext:value-type="float">
            <text:p>2012.41666666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 - špatně boostuje, přeměřit s novým driverem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>
            <draw:frame draw:z-index="0" draw:style-name="gr1" draw:text-style-name="P1" svg:width="159.96mm" svg:height="89.98mm" svg:x="26.45mm" svg:y="1.6mm">
              <draw:object draw:notify-on-update-of-ranges="AMD.A2:AMD.A14 AMD.B2:AMD.B14 AMD.C1:AMD.C1 AMD.C2:AMD.C14 AMD.G2:AMD.G14 AMD.H1:AMD.H1 AMD.H2:AMD.H14 AMD.B2:AMD.B14 AMD.F1:AMD.F1 AMD.F2:AMD.F14 AMD.B2:AMD.B14 AMD.D1:AMD.D1 AMD.D2:AMD.D14 AMD.B2:AMD.B14 AMD.E1:AMD.E1 AMD.E2:AMD.E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Others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ames</text:p>
          </table:table-cell>
          <table:table-cell/>
        </table:table-row>
        <table:table-row table:style-name="ro1">
          <table:table-cell office:value-type="string" calcext:value-type="string">
            <text:p>RPi5</text:p>
          </table:table-cell>
          <table:table-cell table:formula="of:=2023+9/12" office:value-type="float" office:value="2023.75" calcext:value-type="float">
            <text:p>2023.75</text:p>
          </table:table-cell>
          <table:table-cell office:value-type="string" calcext:value-type="string">
            <text:p>-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ian</text:p>
          </table:table-cell>
        </table:table-row>
        <table:table-row table:style-name="ro1">
          <table:table-cell office:value-type="string" calcext:value-type="string">
            <text:p>Turnip Adreno 690</text:p>
          </table:table-cell>
          <table:table-cell table:formula="of:=2021+11/12" office:value-type="float" office:value="2021.91666666667" calcext:value-type="float">
            <text:p>2021.91666666667</text:p>
          </table:table-cell>
          <table:table-cell table:formula="of:=3.22*1000" office:value-type="float" office:value="3220" calcext:value-type="float">
            <text:p>3220</text:p>
          </table:table-cell>
          <table:table-cell table:formula="of:=2.3*1000" office:value-type="float" office:value="2300" calcext:value-type="float">
            <text:p>23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RPi4</text:p>
          </table:table-cell>
          <table:table-cell table:formula="of:=2019+5/12" office:value-type="float" office:value="2019.41666666667" calcext:value-type="float">
            <text:p>2019.41666666667</text:p>
          </table:table-cell>
          <table:table-cell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ian</text:p>
          </table:table-cell>
        </table:table-row>
        <table:table-row table:style-name="ro1">
          <table:table-cell office:value-type="string" calcext:value-type="string">
            <text:p>Intel UHD Graphics 630 (CFL GT2, 9900K)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float" office:value="643" calcext:value-type="float">
            <text:p>643</text:p>
          </table:table-cell>
          <table:table-cell office:value-type="float" office:value="408" calcext:value-type="float">
            <text:p>40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Iris Pro Graphics 6200 (BDW GT3, 5775C)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float" office:value="638" calcext:value-type="float">
            <text:p>638</text:p>
          </table:table-cell>
          <table:table-cell office:value-type="float" office:value="650" calcext:value-type="float">
            <text:p>65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Intel HD Graphics 530 (SKL GT2, i7-6700K)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float" office:value="616" calcext:value-type="float">
            <text:p>616</text:p>
          </table:table-cell>
          <table:table-cell office:value-type="float" office:value="392" calcext:value-type="float">
            <text:p>39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</table:table-row>
      </table:table>
      <table:table table:name="CPU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2"/>
        <table:table-column table:style-name="co2" table:number-columns-repeated="3" table:default-cell-style-name="ce2"/>
        <table:table-column table:style-name="co9" table:default-cell-style-name="Default"/>
        <table:table-column table:style-name="co2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default-cell-style-name="Default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num cores</text:p>
          </table:table-cell>
          <table:table-cell table:style-name="ce2" office:value-type="string" calcext:value-type="string" table:number-columns-spanned="2" table:number-rows-spanned="1">
            <text:p>frequecy</text:p>
          </table:table-cell>
          <table:covered-table-cell/>
          <table:table-cell/>
          <table:table-cell office:value-type="string" calcext:value-type="string" table:number-columns-spanned="3" table:number-rows-spanned="1">
            <text:p>single thread (GFLOPS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multithreaded (GFLOPS)</text:p>
          </table:table-cell>
          <table:covered-table-cell table:number-columns-repeated="2"/>
          <table:table-cell table:number-columns-repeated="2"/>
          <table:table-cell table:style-name="ce8" office:value-type="string" calcext:value-type="string" table:number-columns-spanned="2" table:number-rows-spanned="1">
            <text:p>names displacement</text:p>
          </table:table-cell>
          <table:covered-table-cell/>
          <table:table-cell table:style-name="ce8" office:value-type="string" calcext:value-type="string" table:number-columns-spanned="2" table:number-rows-spanned="1">
            <text:p>names displacement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/num threa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ost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MD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Ryzen 9950X3D</text:p>
          </table:table-cell>
          <table:table-cell office:value-type="string" calcext:value-type="string">
            <text:p>=2025+2/12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.7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[.B4]" office:value-type="string" office:string-value="=2025+2/12" calcext:value-type="string">
            <text:p>=2025+2/12</text:p>
          </table:table-cell>
          <table:table-cell/>
          <table:table-cell table:formula="of:=[.B4]" office:value-type="string" office:string-value="=2025+2/12" calcext:value-type="string">
            <text:p>=2025+2/12</text:p>
          </table:table-cell>
          <table:table-cell/>
          <table:table-cell office:value-type="string" calcext:value-type="string">
            <text:p>Zen 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9 7950X3D</text:p>
          </table:table-cell>
          <table:table-cell table:formula="of:=2023+1/12" office:value-type="float" office:value="2023.08333333333" calcext:value-type="float">
            <text:p>2023.08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7</text:p>
          </table:table-cell>
          <table:table-cell table:number-columns-repeated="2"/>
          <table:table-cell table:number-columns-repeated="2" office:value-type="float" office:value="13.4" calcext:value-type="float">
            <text:p>13.4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" office:value-type="float" office:value="2023.08333333333" calcext:value-type="float">
            <text:p>2023.08333333333</text:p>
          </table:table-cell>
          <table:table-cell office:value-type="float" office:value="3" calcext:value-type="float">
            <text:p>3</text:p>
          </table:table-cell>
          <table:table-cell table:formula="of:=[.B5]" office:value-type="float" office:value="2023.08333333333" calcext:value-type="float">
            <text:p>2023.083333333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en 4</text:p>
          </table:table-cell>
          <table:table-cell office:value-type="string" calcext:value-type="string">
            <text:p>AVX,AVX2,AVX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9 5950X</text:p>
          </table:table-cell>
          <table:table-cell table:formula="of:=2020+10/12" office:value-type="float" office:value="2020.83333333333" calcext:value-type="float">
            <text:p>2020.83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9</text:p>
          </table:table-cell>
          <table:table-cell table:number-columns-repeated="2"/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2020.83333333333" calcext:value-type="float">
            <text:p>2020.83333333333</text:p>
          </table:table-cell>
          <table:table-cell office:value-type="float" office:value="3" calcext:value-type="float">
            <text:p>3</text:p>
          </table:table-cell>
          <table:table-cell table:formula="of:=[.B6]" office:value-type="float" office:value="2020.83333333333" calcext:value-type="float">
            <text:p>2020.833333333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Zen 3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 9 3950X</text:p>
          </table:table-cell>
          <table:table-cell table:formula="of:=2019+10/12" office:value-type="float" office:value="2019.83333333333" calcext:value-type="float">
            <text:p>2019.83333333333</text:p>
          </table:table-cell>
          <table:table-cell office:value-type="string" calcext:value-type="string">
            <text:p>16/3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7</text:p>
          </table:table-cell>
          <table:table-cell table:number-columns-repeated="10"/>
          <table:table-cell table:formula="of:=[.B7]" office:value-type="float" office:value="2019.83333333333" calcext:value-type="float">
            <text:p>2019.83333333333</text:p>
          </table:table-cell>
          <table:table-cell/>
          <table:table-cell table:formula="of:=[.B7]" office:value-type="float" office:value="2019.83333333333" calcext:value-type="float">
            <text:p>2019.83333333333</text:p>
          </table:table-cell>
          <table:table-cell/>
          <table:table-cell office:value-type="string" calcext:value-type="string">
            <text:p>Zen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7 2700X</text:p>
          </table:table-cell>
          <table:table-cell table:formula="of:=2018+3/12" office:value-type="float" office:value="2018.25" calcext:value-type="float">
            <text:p>2018.2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.3</text:p>
          </table:table-cell>
          <table:table-cell table:number-columns-repeated="10"/>
          <table:table-cell table:formula="of:=[.B8]" office:value-type="float" office:value="2018.25" calcext:value-type="float">
            <text:p>2018.25</text:p>
          </table:table-cell>
          <table:table-cell/>
          <table:table-cell table:formula="of:=[.B8]" office:value-type="float" office:value="2018.25" calcext:value-type="float">
            <text:p>2018.25</text:p>
          </table:table-cell>
          <table:table-cell/>
          <table:table-cell office:value-type="string" calcext:value-type="string">
            <text:p>Zen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zen 7 1800X</text:p>
          </table:table-cell>
          <table:table-cell table:formula="of:=2017+2/12" office:value-type="float" office:value="2017.16666666667" calcext:value-type="float">
            <text:p>2017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.1</text:p>
          </table:table-cell>
          <table:table-cell table:number-columns-repeated="10"/>
          <table:table-cell table:formula="of:=[.B9]" office:value-type="float" office:value="2017.16666666667" calcext:value-type="float">
            <text:p>2017.16666666667</text:p>
          </table:table-cell>
          <table:table-cell/>
          <table:table-cell table:formula="of:=[.B9]" office:value-type="float" office:value="2017.16666666667" calcext:value-type="float">
            <text:p>2017.16666666667</text:p>
          </table:table-cell>
          <table:table-cell/>
          <table:table-cell office:value-type="string" calcext:value-type="string">
            <text:p>Z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-9800</text:p>
          </table:table-cell>
          <table:table-cell table:formula="of:=2016+8/12" office:value-type="float" office:value="2016.66666666667" calcext:value-type="float">
            <text:p>2016.66666666667</text:p>
          </table:table-cell>
          <table:table-cell office:value-type="string" calcext:value-type="string">
            <text:p>[2] 4/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6.32" calcext:value-type="float">
            <text:p>6.32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0]" office:value-type="float" office:value="2016.66666666667" calcext:value-type="float">
            <text:p>2016.66666666667</text:p>
          </table:table-cell>
          <table:table-cell office:value-type="float" office:value="0.8" calcext:value-type="float">
            <text:p>0.8</text:p>
          </table:table-cell>
          <table:table-cell table:formula="of:=[.B10]+0.1" office:value-type="float" office:value="2016.76666666667" calcext:value-type="float">
            <text:p>2016.7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h - Excavator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X-9590</text:p>
          </table:table-cell>
          <table:table-cell table:formula="of:=2013+6/12" office:value-type="float" office:value="2013.5" calcext:value-type="float">
            <text:p>2013.5</text:p>
          </table:table-cell>
          <table:table-cell office:value-type="string" calcext:value-type="string">
            <text:p>[4] 8/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.0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53.2" calcext:value-type="float">
            <text:p>53.2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]" office:value-type="float" office:value="2013.5" calcext:value-type="float">
            <text:p>2013.5</text:p>
          </table:table-cell>
          <table:table-cell office:value-type="float" office:value="2" calcext:value-type="float">
            <text:p>2</text:p>
          </table:table-cell>
          <table:table-cell table:formula="of:=[.B11]" office:value-type="float" office:value="2013.5" calcext:value-type="float">
            <text:p>201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h - Piledriver</text:p>
          </table:table-cell>
          <table:table-cell office:value-type="string" calcext:value-type="string">
            <text:p>MMX,SSE1,2,3,3s,4.1,4.2,4a,CLMUL,AVX,XOP,FMA3,FMA4,CVT16/F16C,BMI1,ABM,TBM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enom II X6 1100T</text:p>
          </table:table-cell>
          <table:table-cell table:formula="of:=2010+11/12" office:value-type="float" office:value="2010.91666666667" calcext:value-type="float">
            <text:p>2010.91666666667</text:p>
          </table:table-cell>
          <table:table-cell office:value-type="string" calcext:value-type="string">
            <text:p>6/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19.2" calcext:value-type="float">
            <text:p>19.2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]-0.5" office:value-type="float" office:value="2010.41666666667" calcext:value-type="float">
            <text:p>2010.41666666667</text:p>
          </table:table-cell>
          <table:table-cell table:formula="of:=[.H12]+0.3" office:value-type="float" office:value="3.94" calcext:value-type="float">
            <text:p>3.94</text:p>
          </table:table-cell>
          <table:table-cell table:formula="of:=[.B12]-0.6" office:value-type="float" office:value="2010.31666666667" calcext:value-type="float">
            <text:p>2010.31666666667</text:p>
          </table:table-cell>
          <table:table-cell table:formula="of:=[.L12]+2" office:value-type="float" office:value="21.2" calcext:value-type="float">
            <text:p>21.2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MX,SSE,SSE2,SSE3,SSE4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on 64 X2 6400+</text:p>
          </table:table-cell>
          <table:table-cell table:formula="of:=2007+7/12" office:value-type="float" office:value="2007.58333333333" calcext:value-type="float">
            <text:p>2007.5833333333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.2</text:p>
          </table:table-cell>
          <table:table-cell table:number-columns-repeated="3"/>
          <table:table-cell office:value-type="float" office:value="3.14" calcext:value-type="float">
            <text:p>3.14</text:p>
          </table:table-cell>
          <table:table-cell table:number-columns-repeated="3"/>
          <table:table-cell office:value-type="float" office:value="6.26" calcext:value-type="float">
            <text:p>6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13]-0.2" office:value-type="float" office:value="2007.38333333333" calcext:value-type="float">
            <text:p>2007.38333333333</text:p>
          </table:table-cell>
          <table:table-cell table:formula="of:=[.H13]+0.4" office:value-type="float" office:value="3.54" calcext:value-type="float">
            <text:p>3.54</text:p>
          </table:table-cell>
          <table:table-cell table:formula="of:=[.B13]-0.2" office:value-type="float" office:value="2007.38333333333" calcext:value-type="float">
            <text:p>2007.38333333333</text:p>
          </table:table-cell>
          <table:table-cell table:formula="of:=[.L13]+7" office:value-type="float" office:value="13.26" calcext:value-type="float">
            <text:p>13.26</text:p>
          </table:table-cell>
          <table:table-cell office:value-type="string" calcext:value-type="string">
            <text:p>K8 - Windsor</text:p>
          </table:table-cell>
          <table:table-cell office:value-type="string" calcext:value-type="string">
            <text:p>MMX,SSE,SSE2,SSE3,3DNow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on XP 3200+</text:p>
          </table:table-cell>
          <table:table-cell table:formula="of:=2003+9/12" office:value-type="float" office:value="2003.75" calcext:value-type="float">
            <text:p>2003.75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float" office:value="1.64" calcext:value-type="float">
            <text:p>1.64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formula="of:=[.H14]" office:value-type="float" office:value="1.64" calcext:value-type="float">
            <text:p>1.64</text:p>
          </table:table-cell>
          <table:table-cell table:formula="of:=[.I14]" office:value-type="float" office:value="1.1" calcext:value-type="float">
            <text:p>1.1</text:p>
          </table:table-cell>
          <table:table-cell table:number-columns-repeated="2"/>
          <table:table-cell table:formula="of:=[.B14]" office:value-type="float" office:value="2003.75" calcext:value-type="float">
            <text:p>2003.75</text:p>
          </table:table-cell>
          <table:table-cell/>
          <table:table-cell table:formula="of:=[.B14]" office:value-type="float" office:value="2003.75" calcext:value-type="float">
            <text:p>2003.75</text:p>
          </table:table-cell>
          <table:table-cell/>
          <table:table-cell office:value-type="string" calcext:value-type="string">
            <text:p>K7</text:p>
          </table:table-cell>
          <table:table-cell office:value-type="string" calcext:value-type="string">
            <text:p>MMX,SSE,Enhanced 3DNow!</text:p>
          </table:table-cell>
          <table:table-cell office:value-type="string" calcext:value-type="string">
            <text:p>2x1GB DDR-400</text:p>
          </table:table-cell>
          <table:table-cell office:value-type="string" calcext:value-type="string">
            <text:p>Asus A7N8X Rev 2.00</text:p>
          </table:table-cell>
          <table:table-cell office:value-type="string" calcext:value-type="string">
            <text:p>2.33GHz version with slower FSB was only limited edition for some HP computers</text:p>
          </table:table-cell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K6-IIIE+ 550</text:p>
          </table:table-cell>
          <table:table-cell office:value-type="string" calcext:value-type="string">
            <text:p>=2000+8/1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55</text:p>
          </table:table-cell>
          <table:table-cell table:number-columns-repeated="11"/>
          <table:table-cell table:formula="of:=[.B15]" office:value-type="string" office:string-value="=2000+8/12" calcext:value-type="string">
            <text:p>=2000+8/12</text:p>
          </table:table-cell>
          <table:table-cell/>
          <table:table-cell table:formula="of:=[.B15]" office:value-type="string" office:string-value="=2000+8/12" calcext:value-type="string">
            <text:p>=2000+8/12</text:p>
          </table:table-cell>
          <table:table-cell/>
          <table:table-cell office:value-type="string" calcext:value-type="string">
            <text:p>K6 - IIIE+</text:p>
          </table:table-cell>
          <table:table-cell office:value-type="string" calcext:value-type="string">
            <text:p>MMX,Enhanced 3DNow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5-200</text:p>
          </table:table-cell>
          <table:table-cell office:value-type="string" calcext:value-type="string">
            <text:p>=1997+?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33</text:p>
          </table:table-cell>
          <table:table-cell table:number-columns-repeated="11"/>
          <table:table-cell table:formula="of:=[.B16]" office:value-type="string" office:string-value="=1997+?" calcext:value-type="string">
            <text:p>=1997+?</text:p>
          </table:table-cell>
          <table:table-cell/>
          <table:table-cell table:formula="of:=[.B16]" office:value-type="string" office:string-value="=1997+?" calcext:value-type="string">
            <text:p>=1997+?</text:p>
          </table:table-cell>
          <table:table-cell/>
          <table:table-cell office:value-type="string" calcext:value-type="string">
            <text:p>K5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 calcext:value-type="string">
            <text:p>Intel</text:p>
          </table:table-cell>
          <table:table-cell table:number-columns-repeated="6"/>
          <table:table-cell table:style-name="Default"/>
          <table:table-cell table:number-columns-repeated="17"/>
        </table:table-row>
        <table:table-row table:style-name="ro1">
          <table:table-cell table:style-name="ce5" office:value-type="string" calcext:value-type="string">
            <text:p>285K</text:p>
          </table:table-cell>
          <table:table-cell table:formula="of:=2024+9/12" office:value-type="float" office:value="2024.75" calcext:value-type="float">
            <text:p>2024.75</text:p>
          </table:table-cell>
          <table:table-cell office:value-type="string" calcext:value-type="string">
            <text:p>8/8+16/16</text:p>
          </table:table-cell>
          <table:table-cell office:value-type="string" calcext:value-type="string">
            <text:p>3.7+3.2</text:p>
          </table:table-cell>
          <table:table-cell office:value-type="string" calcext:value-type="string">
            <text:p>5.7+4.6</text:p>
          </table:table-cell>
          <table:table-cell table:number-columns-repeated="2"/>
          <table:table-cell table:style-name="Default"/>
          <table:table-cell table:number-columns-repeated="6"/>
          <table:table-cell office:value-type="float" office:value="0" calcext:value-type="float">
            <text:p>0</text:p>
          </table:table-cell>
          <table:table-cell table:formula="of:=[.B19]" office:value-type="float" office:value="2024.75" calcext:value-type="float">
            <text:p>2024.75</text:p>
          </table:table-cell>
          <table:table-cell table:formula="of:=[.H19]+0.5" office:value-type="float" office:value="0.5" calcext:value-type="float">
            <text:p>0.5</text:p>
          </table:table-cell>
          <table:table-cell table:formula="of:=[.B19]" office:value-type="float" office:value="2024.75" calcext:value-type="float">
            <text:p>2024.75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9-12900KS</text:p>
          </table:table-cell>
          <table:table-cell table:formula="of:=2022+3/12" office:value-type="float" office:value="2022.25" calcext:value-type="float">
            <text:p>2022.25</text:p>
          </table:table-cell>
          <table:table-cell office:value-type="string" calcext:value-type="string">
            <text:p>8/16+8/8</text:p>
          </table:table-cell>
          <table:table-cell office:value-type="string" calcext:value-type="string">
            <text:p>3.4+2.5</text:p>
          </table:table-cell>
          <table:table-cell office:value-type="string" calcext:value-type="string">
            <text:p>5.5+4.0</text:p>
          </table:table-cell>
          <table:table-cell table:number-columns-repeated="2"/>
          <table:table-cell table:style-name="Default"/>
          <table:table-cell table:number-columns-repeated="7"/>
          <table:table-cell table:formula="of:=[.B20]" office:value-type="float" office:value="2022.25" calcext:value-type="float">
            <text:p>2022.25</text:p>
          </table:table-cell>
          <table:table-cell/>
          <table:table-cell table:formula="of:=[.B20]" office:value-type="float" office:value="2022.25" calcext:value-type="float">
            <text:p>2022.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9-11900K</text:p>
          </table:table-cell>
          <table:table-cell table:formula="of:=2021+2/12" office:value-type="float" office:value="2021.16666666667" calcext:value-type="float">
            <text:p>2021.16666666667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7"/>
          <table:table-cell table:formula="of:=[.B21]" office:value-type="float" office:value="2021.16666666667" calcext:value-type="float">
            <text:p>2021.16666666667</text:p>
          </table:table-cell>
          <table:table-cell/>
          <table:table-cell table:formula="of:=[.B21]" office:value-type="float" office:value="2021.16666666667" calcext:value-type="float">
            <text:p>2021.16666666667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9-10900K</text:p>
          </table:table-cell>
          <table:table-cell table:formula="of:=2020+3/12" office:value-type="float" office:value="2020.25" calcext:value-type="float">
            <text:p>2020.25</text:p>
          </table:table-cell>
          <table:table-cell office:value-type="string" calcext:value-type="string">
            <text:p>10/2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.3</text:p>
          </table:table-cell>
          <table:table-cell table:number-columns-repeated="2"/>
          <table:table-cell table:style-name="Default"/>
          <table:table-cell table:number-columns-repeated="7"/>
          <table:table-cell table:formula="of:=[.B22]" office:value-type="float" office:value="2020.25" calcext:value-type="float">
            <text:p>2020.25</text:p>
          </table:table-cell>
          <table:table-cell/>
          <table:table-cell table:formula="of:=[.B22]" office:value-type="float" office:value="2020.25" calcext:value-type="float">
            <text:p>202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9-9900KS</text:p>
          </table:table-cell>
          <table:table-cell table:formula="of:=2019+9/12" office:value-type="float" office:value="2019.75" calcext:value-type="float">
            <text:p>2019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2"/>
          <table:table-cell table:style-name="Default"/>
          <table:table-cell table:number-columns-repeated="7"/>
          <table:table-cell table:formula="of:=[.B23]" office:value-type="float" office:value="2019.75" calcext:value-type="float">
            <text:p>2019.75</text:p>
          </table:table-cell>
          <table:table-cell/>
          <table:table-cell table:formula="of:=[.B23]" office:value-type="float" office:value="2019.75" calcext:value-type="float">
            <text:p>2019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9-9900K</text:p>
          </table:table-cell>
          <table:table-cell table:formula="of:=2018+9/12" office:value-type="float" office:value="2018.75" calcext:value-type="float">
            <text:p>2018.75</text:p>
          </table:table-cell>
          <table:table-cell office:value-type="string" calcext:value-type="string">
            <text:p>8/1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.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9.93" calcext:value-type="float">
            <text:p>9.93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]" office:value-type="float" office:value="2018.75" calcext:value-type="float">
            <text:p>2018.75</text:p>
          </table:table-cell>
          <table:table-cell table:formula="of:=[.H24]+0.5" office:value-type="float" office:value="10.43" calcext:value-type="float">
            <text:p>10.43</text:p>
          </table:table-cell>
          <table:table-cell table:formula="of:=[.B24]" office:value-type="float" office:value="2018.75" calcext:value-type="float">
            <text:p>2018.7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AVX,AVX2</text:p>
          </table:table-cell>
          <table:table-cell office:value-type="string" calcext:value-type="string">
            <text:p>AVX512 in Rocket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7-8086K</text:p>
          </table:table-cell>
          <table:table-cell table:formula="of:=2018+5/12" office:value-type="float" office:value="2018.41666666667" calcext:value-type="float">
            <text:p>2018.41666666667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table:number-columns-repeated="10"/>
          <table:table-cell table:formula="of:=[.B25]" office:value-type="float" office:value="2018.41666666667" calcext:value-type="float">
            <text:p>2018.41666666667</text:p>
          </table:table-cell>
          <table:table-cell/>
          <table:table-cell table:formula="of:=[.B25]" office:value-type="float" office:value="2018.41666666667" calcext:value-type="float">
            <text:p>2018.4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7700K</text:p>
          </table:table-cell>
          <table:table-cell table:formula="of:=2017+0/12" office:value-type="float" office:value="2017" calcext:value-type="float">
            <text:p>201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5</text:p>
          </table:table-cell>
          <table:table-cell table:number-columns-repeated="10"/>
          <table:table-cell table:formula="of:=[.B26]" office:value-type="float" office:value="2017" calcext:value-type="float">
            <text:p>2017</text:p>
          </table:table-cell>
          <table:table-cell/>
          <table:table-cell table:formula="of:=[.B26]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7-6700K</text:p>
          </table:table-cell>
          <table:table-cell table:formula="of:=2015+7/12" office:value-type="float" office:value="2015.58333333333" calcext:value-type="float">
            <text:p>2015.58333333333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float" office:value="8.29" calcext:value-type="float">
            <text:p>8.29</text:p>
          </table:table-cell>
          <table:table-cell office:value-type="float" office:value="8.28" calcext:value-type="float">
            <text:p>8.28</text:p>
          </table:table-cell>
          <table:table-cell table:number-columns-repeated="2"/>
          <table:table-cell table:number-columns-repeated="2" office:value-type="float" office:value="62.7" calcext:value-type="float">
            <text:p>62.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]+0.6" office:value-type="float" office:value="2016.18333333333" calcext:value-type="float">
            <text:p>2016.18333333333</text:p>
          </table:table-cell>
          <table:table-cell table:formula="of:=[.H27]+0.2" office:value-type="float" office:value="8.49" calcext:value-type="float">
            <text:p>8.49</text:p>
          </table:table-cell>
          <table:table-cell table:formula="of:=[.B27]+0.5" office:value-type="float" office:value="2016.08333333333" calcext:value-type="float">
            <text:p>2016.083333333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5775C</text:p>
          </table:table-cell>
          <table:table-cell table:formula="of:=2015+5/12" office:value-type="float" office:value="2015.41666666667" calcext:value-type="float">
            <text:p>2015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 office:value-type="float" office:value="9.75" calcext:value-type="float">
            <text:p>9.75</text:p>
          </table:table-cell>
          <table:table-cell table:number-columns-repeated="2"/>
          <table:table-cell office:value-type="float" office:value="75.7" calcext:value-type="float">
            <text:p>75.7</text:p>
          </table:table-cell>
          <table:table-cell office:value-type="float" office:value="75.1" calcext:value-type="float">
            <text:p>75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]" office:value-type="float" office:value="2015.41666666667" calcext:value-type="float">
            <text:p>2015.41666666667</text:p>
          </table:table-cell>
          <table:table-cell table:formula="of:=[.H28]+0.5" office:value-type="float" office:value="10.26" calcext:value-type="float">
            <text:p>10.26</text:p>
          </table:table-cell>
          <table:table-cell table:formula="of:=[.B28]" office:value-type="float" office:value="2015.41666666667" calcext:value-type="float">
            <text:p>2015.416666666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4790K</text:p>
          </table:table-cell>
          <table:table-cell table:formula="of:=2014+5/12" office:value-type="float" office:value="2014.41666666667" calcext:value-type="float">
            <text:p>2014.41666666667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4</text:p>
          </table:table-cell>
          <table:table-cell table:number-columns-repeated="2"/>
          <table:table-cell table:number-columns-repeated="2" office:value-type="float" office:value="8.75" calcext:value-type="float">
            <text:p>8.75</text:p>
          </table:table-cell>
          <table:table-cell table:number-columns-repeated="2"/>
          <table:table-cell table:number-columns-repeated="2" office:value-type="float" office:value="69.3" calcext:value-type="float">
            <text:p>69.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9]" office:value-type="float" office:value="2014.41666666667" calcext:value-type="float">
            <text:p>2014.41666666667</text:p>
          </table:table-cell>
          <table:table-cell table:formula="of:=[.H29]+0.5" office:value-type="float" office:value="9.25" calcext:value-type="float">
            <text:p>9.25</text:p>
          </table:table-cell>
          <table:table-cell table:formula="of:=[.B29]" office:value-type="float" office:value="2014.41666666667" calcext:value-type="float">
            <text:p>2014.416666666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AVX,AV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3770K</text:p>
          </table:table-cell>
          <table:table-cell table:formula="of:=2012+3/12" office:value-type="float" office:value="2012.25" calcext:value-type="float">
            <text:p>2012.2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6.89" calcext:value-type="float">
            <text:p>6.89</text:p>
          </table:table-cell>
          <table:table-cell office:value-type="float" office:value="6.86" calcext:value-type="float">
            <text:p>6.86</text:p>
          </table:table-cell>
          <table:table-cell table:number-columns-repeated="2"/>
          <table:table-cell office:value-type="float" office:value="54.4" calcext:value-type="float">
            <text:p>54.4</text:p>
          </table:table-cell>
          <table:table-cell office:value-type="float" office:value="53.8" calcext:value-type="float">
            <text:p>53.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]+0.25" office:value-type="float" office:value="2012.5" calcext:value-type="float">
            <text:p>2012.5</text:p>
          </table:table-cell>
          <table:table-cell table:formula="of:=[.H30]+0.4" office:value-type="float" office:value="7.29" calcext:value-type="float">
            <text:p>7.29</text:p>
          </table:table-cell>
          <table:table-cell table:formula="of:=[.B30]+0.2" office:value-type="float" office:value="2012.45" calcext:value-type="float">
            <text:p>2012.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vy Bridge</text:p>
          </table:table-cell>
          <table:table-cell office:value-type="string" calcext:value-type="string">
            <text:p>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2700K</text:p>
          </table:table-cell>
          <table:table-cell table:formula="of:=2011+9/12" office:value-type="float" office:value="2011.75" calcext:value-type="float">
            <text:p>2011.75</text:p>
          </table:table-cell>
          <table:table-cell office:value-type="string" calcext:value-type="string">
            <text:p>4/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.1" calcext:value-type="float">
            <text:p>56.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]" office:value-type="float" office:value="2011.75" calcext:value-type="float">
            <text:p>2011.75</text:p>
          </table:table-cell>
          <table:table-cell table:formula="of:=[.H31]+0.5" office:value-type="float" office:value="8.19" calcext:value-type="float">
            <text:p>8.19</text:p>
          </table:table-cell>
          <table:table-cell table:formula="of:=[.B31]" office:value-type="float" office:value="2011.75" calcext:value-type="float">
            <text:p>2011.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AV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7-990X</text:p>
          </table:table-cell>
          <table:table-cell table:formula="of:=2011+1/12" office:value-type="float" office:value="2011.08333333333" calcext:value-type="float">
            <text:p>2011.08333333333</text:p>
          </table:table-cell>
          <table:table-cell office:value-type="string" calcext:value-type="string">
            <text:p>6/12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73</text:p>
          </table:table-cell>
          <table:table-cell table:number-columns-repeated="2"/>
          <table:table-cell office:value-type="float" office:value="4.18" calcext:value-type="float">
            <text:p>4.18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47.7" calcext:value-type="float">
            <text:p>47.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32]" office:value-type="float" office:value="2011.08333333333" calcext:value-type="float">
            <text:p>2011.08333333333</text:p>
          </table:table-cell>
          <table:table-cell table:formula="of:=[.H32]+0.5" office:value-type="float" office:value="4.68" calcext:value-type="float">
            <text:p>4.68</text:p>
          </table:table-cell>
          <table:table-cell table:formula="of:=[.B32]" office:value-type="float" office:value="2011.08333333333" calcext:value-type="float">
            <text:p>2011.08333333333</text:p>
          </table:table-cell>
          <table:table-cell table:formula="of:=[.L32]+7" office:value-type="float" office:value="54.7" calcext:value-type="float">
            <text:p>54.7</text:p>
          </table:table-cell>
          <table:table-cell office:value-type="string" calcext:value-type="string">
            <text:p>Westmere</text:p>
          </table:table-cell>
          <table:table-cell office:value-type="string" calcext:value-type="string">
            <text:p>MMX,SSE,SSE2,SSE3,SSSE3,SSE4,SSE4.1,SSE4.2,CLM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Duo 3.33GHz</text:p>
          </table:table-cell>
          <table:table-cell table:formula="of:=2008+7/12" office:value-type="float" office:value="2008.58333333333" calcext:value-type="float">
            <text:p>2008.5833333333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.33</text:p>
          </table:table-cell>
          <table:table-cell table:number-columns-repeated="3"/>
          <table:table-cell office:value-type="float" office:value="3.78" calcext:value-type="float">
            <text:p>3.78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7.55" calcext:value-type="float">
            <text:p>7.55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]+0.2" office:value-type="float" office:value="2008.78333333333" calcext:value-type="float">
            <text:p>2008.78333333333</text:p>
          </table:table-cell>
          <table:table-cell table:formula="of:=[.H33]+0.4" office:value-type="float" office:value="4.18" calcext:value-type="float">
            <text:p>4.18</text:p>
          </table:table-cell>
          <table:table-cell table:formula="of:=[.B33]+0.3" office:value-type="float" office:value="2008.88333333333" calcext:value-type="float">
            <text:p>2008.88333333333</text:p>
          </table:table-cell>
          <table:table-cell table:formula="of:=[.L33]+7" office:value-type="float" office:value="14.55" calcext:value-type="float">
            <text:p>14.55</text:p>
          </table:table-cell>
          <table:table-cell office:value-type="string" calcext:value-type="string">
            <text:p>Penryn </text:p>
          </table:table-cell>
          <table:table-cell office:value-type="string" calcext:value-type="string">
            <text:p>MMX,SSE,SSE2,SSE3,SSSE3,SSE4,SSE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2 Quad 3.2GHz</text:p>
          </table:table-cell>
          <table:table-cell table:formula="of:=2008+2/12" office:value-type="float" office:value="2008.16666666667" calcext:value-type="float">
            <text:p>2008.16666666667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3.2</text:p>
          </table:table-cell>
          <table:table-cell/>
          <table:table-cell table:style-name="Default" table:number-columns-repeated="2"/>
          <table:table-cell office:value-type="float" office:value="3.22" calcext:value-type="float">
            <text:p>3.22</text:p>
          </table:table-cell>
          <table:table-cell office:value-type="string" calcext:value-type="string">
            <text:p>timeout</text:p>
          </table:table-cell>
          <table:table-cell table:style-name="ce2"/>
          <table:table-cell/>
          <table:table-cell office:value-type="float" office:value="12.8" calcext:value-type="float">
            <text:p>12.8</text:p>
          </table:table-cell>
          <table:table-cell office:value-type="string" calcext:value-type="string">
            <text:p>timeout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B34]-0.1" office:value-type="float" office:value="2008.06666666667" calcext:value-type="float">
            <text:p>2008.06666666667</text:p>
          </table:table-cell>
          <table:table-cell table:formula="of:=[.H34]+0.6" office:value-type="float" office:value="3.82" calcext:value-type="float">
            <text:p>3.82</text:p>
          </table:table-cell>
          <table:table-cell table:formula="of:=[.B34]" office:value-type="float" office:value="2008.16666666667" calcext:value-type="float">
            <text:p>2008.16666666667</text:p>
          </table:table-cell>
          <table:table-cell table:formula="of:=[.L34]+7" office:value-type="float" office:value="19.8" calcext:value-type="float">
            <text:p>19.8</text:p>
          </table:table-cell>
          <table:table-cell office:value-type="string" calcext:value-type="string">
            <text:p>Penryn </text:p>
          </table:table-cell>
          <table:table-cell office:value-type="string" calcext:value-type="string">
            <text:p>MMX,SSE,SSE2,SSE3,SSSE3,SSE4,SSE4.1</text:p>
          </table:table-cell>
          <table:table-cell office:value-type="string" calcext:value-type="string">
            <text:p>DD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ium D 3.73GHz</text:p>
          </table:table-cell>
          <table:table-cell table:formula="of:=2006+2/12" office:value-type="float" office:value="2006.16666666667" calcext:value-type="float">
            <text:p>2006.16666666667</text:p>
          </table:table-cell>
          <table:table-cell office:value-type="string" calcext:value-type="string">
            <text:p>2/4</text:p>
          </table:table-cell>
          <table:table-cell office:value-type="string" calcext:value-type="string">
            <text:p>3.73</text:p>
          </table:table-cell>
          <table:table-cell table:number-columns-repeated="3"/>
          <table:table-cell office:value-type="float" office:value="2.45" calcext:value-type="float">
            <text:p>2.45</text:p>
          </table:table-cell>
          <table:table-cell office:value-type="string" calcext:value-type="string">
            <text:p>crash</text:p>
          </table:table-cell>
          <table:table-cell table:number-columns-repeated="2"/>
          <table:table-cell office:value-type="float" office:value="7.07" calcext:value-type="float">
            <text:p>7.07</text:p>
          </table:table-cell>
          <table:table-cell office:value-type="string" calcext:value-type="string">
            <text:p>cras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]" office:value-type="float" office:value="2006.16666666667" calcext:value-type="float">
            <text:p>2006.16666666667</text:p>
          </table:table-cell>
          <table:table-cell table:formula="of:=[.H35]+0.5" office:value-type="float" office:value="2.95" calcext:value-type="float">
            <text:p>2.95</text:p>
          </table:table-cell>
          <table:table-cell table:formula="of:=[.B35]" office:value-type="float" office:value="2006.16666666667" calcext:value-type="float">
            <text:p>2006.166666666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burst - Presler</text:p>
          </table:table-cell>
          <table:table-cell office:value-type="string" calcext:value-type="string">
            <text:p>MMX,SSE,SSE2,SS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ium 4 HT 3.8GHz</text:p>
          </table:table-cell>
          <table:table-cell table:formula="of:=2005+4/12" office:value-type="float" office:value="2005.33333333333" calcext:value-type="float">
            <text:p>2005.33333333333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3.8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.56" calcext:value-type="float">
            <text:p>3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36]" office:value-type="float" office:value="2005.33333333333" calcext:value-type="float">
            <text:p>2005.33333333333</text:p>
          </table:table-cell>
          <table:table-cell table:formula="of:=[.H36]+0.5" office:value-type="float" office:value="3" calcext:value-type="float">
            <text:p>3</text:p>
          </table:table-cell>
          <table:table-cell table:formula="of:=[.B36]" office:value-type="float" office:value="2005.33333333333" calcext:value-type="float">
            <text:p>2005.333333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burst - Prescott 2M</text:p>
          </table:table-cell>
          <table:table-cell office:value-type="string" calcext:value-type="string">
            <text:p>MMX,SSE,SSE2,SSE3(Prescott)</text:p>
          </table:table-cell>
          <table:table-cell/>
          <table:table-cell office:value-type="string" calcext:value-type="string">
            <text:p>GA-8I865GME-775-RH Rev39: má 2GB, 2xSATA, VGA, A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ium 3 1.4GHz</text:p>
          </table:table-cell>
          <table:table-cell table:formula="of:=2002+0/12" office:value-type="float" office:value="2002" calcext:value-type="float">
            <text:p>200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.4</text:p>
          </table:table-cell>
          <table:table-cell table:number-columns-repeated="3"/>
          <table:table-cell office:value-type="float" office:value="0.776" calcext:value-type="float">
            <text:p>0.776</text:p>
          </table:table-cell>
          <table:table-cell office:value-type="float" office:value="0.583" calcext:value-type="float">
            <text:p>0.583</text:p>
          </table:table-cell>
          <table:table-cell table:number-columns-repeated="2"/>
          <table:table-cell table:formula="of:=[.H37]" office:value-type="float" office:value="0.776" calcext:value-type="float">
            <text:p>0.776</text:p>
          </table:table-cell>
          <table:table-cell table:formula="of:=[.I37]" office:value-type="float" office:value="0.583" calcext:value-type="float">
            <text:p>0.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7]" office:value-type="float" office:value="2002" calcext:value-type="float">
            <text:p>2002</text:p>
          </table:table-cell>
          <table:table-cell table:formula="of:=[.H37]+0.5" office:value-type="float" office:value="1.276" calcext:value-type="float">
            <text:p>1.276</text:p>
          </table:table-cell>
          <table:table-cell table:formula="of:=[.B37]"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 - Tualatin</text:p>
          </table:table-cell>
          <table:table-cell office:value-type="string" calcext:value-type="string">
            <text:p>MMX,SSE</text:p>
          </table:table-cell>
          <table:table-cell/>
          <table:table-cell office:value-type="string" calcext:value-type="string">
            <text:p>Intel 82815 chipset, max 512MB PC-100/133, Gen1 graphics (Solano)</text:p>
          </table:table-cell>
          <table:table-cell/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Pentium II 450</text:p>
          </table:table-cell>
          <table:table-cell table:formula="of:=1998+7/12" office:value-type="float" office:value="1998.58333333333" calcext:value-type="float">
            <text:p>1998.58333333333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45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.195" calcext:value-type="float">
            <text:p>0.195</text:p>
          </table:table-cell>
          <table:table-cell table:number-columns-repeated="2"/>
          <table:table-cell table:formula="of:=[.H38]" office:value-type="float" office:value="0.29" calcext:value-type="float">
            <text:p>0.29</text:p>
          </table:table-cell>
          <table:table-cell table:formula="of:=[.I38]" office:value-type="float" office:value="0.195" calcext:value-type="float">
            <text:p>0.19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8]" office:value-type="float" office:value="1998.58333333333" calcext:value-type="float">
            <text:p>1998.58333333333</text:p>
          </table:table-cell>
          <table:table-cell table:formula="of:=[.H38]+0.5" office:value-type="float" office:value="0.79" calcext:value-type="float">
            <text:p>0.79</text:p>
          </table:table-cell>
          <table:table-cell table:formula="of:=[.B38]" office:value-type="float" office:value="1998.58333333333" calcext:value-type="float">
            <text:p>1998.5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 - Deschutes</text:p>
          </table:table-cell>
          <table:table-cell office:value-type="string" calcext:value-type="string">
            <text:p>MMX</text:p>
          </table:table-cell>
          <table:table-cell table:number-columns-repeated="3"/>
          <table:table-cell office:value-type="string" calcext:value-type="string">
            <text:p>Level of parallelism: float 3, double 2</text:p>
          </table:table-cell>
        </table:table-row>
        <table:table-row table:style-name="ro1">
          <table:table-cell office:value-type="string" calcext:value-type="string">
            <text:p>Pentium MMX 233</text:p>
          </table:table-cell>
          <table:table-cell office:value-type="string" calcext:value-type="string">
            <text:p>=1998+5/1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0.233</text:p>
          </table:table-cell>
          <table:table-cell table:number-columns-repeated="11"/>
          <table:table-cell table:formula="of:=[.B39]" office:value-type="string" office:string-value="=1998+5/12" calcext:value-type="string">
            <text:p>=1998+5/12</text:p>
          </table:table-cell>
          <table:table-cell/>
          <table:table-cell table:formula="of:=[.B39]" office:value-type="string" office:string-value="=1998+5/12" calcext:value-type="string">
            <text:p>=1998+5/12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MMX</text:p>
          </table:table-cell>
          <table:table-cell table:number-columns-repeated="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Snapdragon 8cx Gen3 @3.0GHz (4xCortex-X1@3.0GHz, 4xCortex-A78@2.4GHz)</text:p>
          </table:table-cell>
          <table:table-cell table:formula="of:=2021+1/12" office:value-type="float" office:value="2021.08333333333" calcext:value-type="float">
            <text:p>2021.08333333333</text:p>
          </table:table-cell>
          <table:table-cell office:value-type="string" calcext:value-type="string">
            <text:p>4+4/4+4</text:p>
          </table:table-cell>
          <table:table-cell office:value-type="string" calcext:value-type="string">
            <text:p>3.0+2.4</text:p>
          </table:table-cell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4.51" calcext:value-type="float">
            <text:p>4.51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table:formula="of:=[.B42]" office:value-type="float" office:value="2021.08333333333" calcext:value-type="float">
            <text:p>2021.08333333333</text:p>
          </table:table-cell>
          <table:table-cell/>
          <table:table-cell table:formula="of:=[.B42]" office:value-type="float" office:value="2021.08333333333" calcext:value-type="float">
            <text:p>2021.0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i5 (4xA76)</text:p>
          </table:table-cell>
          <table:table-cell table:formula="of:=2023+9/12" office:value-type="float" office:value="2023.75" calcext:value-type="float">
            <text:p>2023.75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2.4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number-columns-repeated="2" office:value-type="float" office:value="3.83" calcext:value-type="float">
            <text:p>3.83</text:p>
          </table:table-cell>
          <table:table-cell/>
          <table:table-cell office:value-type="float" office:value="22.6" calcext:value-type="float">
            <text:p>22.6</text:p>
          </table:table-cell>
          <table:table-cell table:number-columns-repeated="2" office:value-type="float" office:value="15.1" calcext:value-type="float">
            <text:p>15.1</text:p>
          </table:table-cell>
          <table:table-cell table:number-columns-repeated="2"/>
          <table:table-cell table:formula="of:=[.B43]" office:value-type="float" office:value="2023.75" calcext:value-type="float">
            <text:p>2023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Pi4 (4xA72)</text:p>
          </table:table-cell>
          <table:table-cell table:formula="of:=2019+5/12" office:value-type="float" office:value="2019.41666666667" calcext:value-type="float">
            <text:p>2019.41666666667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6.32" calcext:value-type="float">
            <text:p>6.32</text:p>
          </table:table-cell>
          <table:table-cell table:number-columns-repeated="3"/>
          <table:table-cell table:formula="of:=[.B44]" office:value-type="float" office:value="2019.41666666667" calcext:value-type="float">
            <text:p>2019.41666666667</text:p>
          </table:table-cell>
          <table:table-cell table:number-columns-repeated="9"/>
        </table:table-row>
        <table:table-row table:style-name="ro1" table:number-rows-repeated="5">
          <table:table-cell table:number-columns-repeated="25"/>
        </table:table-row>
        <table:table-row table:style-name="ro1">
          <table:table-cell>
            <draw:frame draw:z-index="0" draw:style-name="gr1" draw:text-style-name="P1" svg:width="159.96mm" svg:height="89.98mm" svg:x="1mm" svg:y="0.43mm">
              <draw:object draw:notify-on-update-of-ranges="CPU.A4:CPU.A51 CPU.B4:CPU.B51 CPU.O2:CPU.O2 CPU.O4:CPU.O51 CPU.P4:CPU.P51 CPU.P1:CPU.P1 CPU.Q4:CPU.Q51 CPU.B4:CPU.B17 CPU.A3:CPU.A3 CPU.H4:CPU.H17 CPU.B19:CPU.B40 CPU.A18:CPU.A18 CPU.H19:CPU.H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9.96mm" svg:height="89.98mm" svg:x="14.8mm" svg:y="0.75mm">
              <draw:object draw:notify-on-update-of-ranges="CPU.A4:CPU.A51 CPU.R4:CPU.R51 CPU.R1:CPU.R1 CPU.S4:CPU.S51 CPU.B4:CPU.B51 CPU.O2:CPU.O2 CPU.O4:CPU.O51 CPU.B4:CPU.B17 CPU.A3:CPU.A3 CPU.L4:CPU.L17 CPU.B19:CPU.B40 CPU.A18:CPU.A18 CPU.L19:CPU.L4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draw:z-index="2" draw:style-name="gr1" draw:text-style-name="P1" svg:width="159.96mm" svg:height="89.98mm" svg:x="10.17mm" svg:y="0.76mm">
              <draw:object draw:notify-on-update-of-ranges="CPU.A4:CPU.A51 CPU.R4:CPU.R51 CPU.R1:CPU.R1 CPU.S4:CPU.S51 CPU.B4:CPU.B51 CPU.O2:CPU.O2 CPU.O4:CPU.O51 CPU.B4:CPU.B17 CPU.A3:CPU.A3 CPU.L4:CPU.L17 CPU.B19:CPU.B40 CPU.A18:CPU.A18 CPU.L19:CPU.L4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04852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2:10:42.26261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16:26:18.656000000</meta:creation-date>
    <dc:date>2026-02-01T17:56:46.032375500</dc:date>
    <meta:editing-duration>P8DT19H46M7S</meta:editing-duration>
    <meta:editing-cycles>51</meta:editing-cycles>
    <meta:generator>LibreOffice/25.8.0.4$Windows_X86_64 LibreOffice_project/48f00303701489684e67c38c28aff00cd5929e67</meta:generator>
    <meta:document-statistic meta:table-count="4" meta:cell-count="684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chart:data-label-series="false" chart:label-position="top" style:rotation-angle="90"/>
      <style:graphic-properties svg:stroke-width="0.08cm" svg:stroke-color="#ff420e" draw:fill-color="#ff420e"/>
      <style:text-properties style:text-outline="true"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209cm" svg:y="0.314cm" chart:style-name="ch2">
          <text:p>Nvidia Graphics Cards Performance</text:p>
        </chart:title>
        <chart:legend chart:legend-position="end" svg:x="13.58cm" svg:y="3.702cm" style:legend-expansion="high" chart:style-name="ch3"/>
        <chart:plot-area chart:style-name="ch4" svg:x="1.317cm" svg:y="1.286cm" svg:width="11.944cm" svg:height="6.566cm">
          <chart:coordinate-region svg:x="2.164cm" svg:y="1.485cm" svg:width="10.698cm" svg:height="5.72cm"/>
          <chart:axis chart:dimension="x" chart:name="primary-x" chart:style-name="ch5" chartooo:axis-type="auto">
            <chart:title svg:x="5.882cm" svg:y="8.032cm" chart:style-name="ch6">
              <text:p><text:span text:style-name="T1">year of introduction</text:span></text:p>
            </chart:title>
            <chart:categories table:cell-range-address="Nvidia.A2:Nvidia.A6"/>
          </chart:axis>
          <chart:axis chart:dimension="y" chart:name="primary-y" chart:style-name="ch5">
            <chart:title svg:x="0.451cm" svg:y="5.244cm" chart:style-name="ch7">
              <text:p><text:span text:style-name="T1">TFLOPS</text:span></text:p>
            </chart:title>
            <chart:grid chart:style-name="ch8" chart:class="major"/>
          </chart:axis>
          <chart:series chart:style-name="ch9" chart:values-cell-range-address="Nvidia.C2:Nvidia.C6" chart:label-cell-address="Nvidia.C1:Nvidia.C1" chart:class="chart:scatter">
            <chart:domain table:cell-range-address="Nvidia.B2:Nvidia.B6"/>
            <chart:data-point chart:repeated="5"/>
          </chart:series>
          <chart:series chart:style-name="ch10" chart:values-cell-range-address="Nvidia.D2:Nvidia.D6" chart:label-cell-address="Nvidia.D1:Nvidia.D1" chart:class="chart:scatter">
            <chart:data-point chart:repeated="5"/>
          </chart:series>
          <chart:series chart:style-name="ch11" chart:values-cell-range-address="Nvidia.E2:Nvidia.E6" chart:label-cell-address="Nvidia.E1:Nvidia.E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6</svg:desc>
                </draw:g>
              </table:table-cell>
              <table:table-cell office:value-type="float" office:value="2022.75">
                <text:p>2022.75</text:p>
                <draw:g>
                  <svg:desc>Nvidia.B2:Nvidia.B6</svg:desc>
                </draw:g>
              </table:table-cell>
              <table:table-cell office:value-type="float" office:value="90.9">
                <text:p>90.9</text:p>
                <draw:g>
                  <svg:desc>Nvidia.C2:Nvidia.C6</svg:desc>
                </draw:g>
              </table:table-cell>
              <table:table-cell office:value-type="float" office:value="45.5">
                <text:p>45.5</text:p>
                <draw:g>
                  <svg:desc>Nvidia.D2:Nvidia.D6</svg:desc>
                </draw:g>
              </table:table-cell>
              <table:table-cell office:value-type="float" office:value="1.41">
                <text:p>1.41</text:p>
                <draw:g>
                  <svg:desc>Nvidia.E2:Nvidia.E6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1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title svg:x="4.286cm" svg:y="0.314cm" chart:style-name="ch2">
          <text:p><text:span text:style-name="T1">Nvidia Graphics Cards Performance</text:span></text:p>
        </chart:title>
        <chart:legend chart:legend-position="end" svg:x="13.58cm" svg:y="3.697cm" style:legend-expansion="high" chart:style-name="ch3"/>
        <chart:plot-area chart:style-name="ch4" svg:x="1.317cm" svg:y="1.286cm" svg:width="11.944cm" svg:height="6.556cm">
          <chart:coordinate-region svg:x="2.165cm" svg:y="1.485cm" svg:width="10.698cm" svg:height="5.71cm"/>
          <chart:axis chart:dimension="x" chart:name="primary-x" chart:style-name="ch5" chartooo:axis-type="auto">
            <chart:title svg:x="5.882cm" svg:y="8.022cm" chart:style-name="ch6">
              <text:p><text:span text:style-name="T2">year of introduction</text:span></text:p>
            </chart:title>
            <chart:categories table:cell-range-address="Nvidia.A2:Nvidia.A13"/>
          </chart:axis>
          <chart:axis chart:dimension="y" chart:name="primary-y" chart:style-name="ch7">
            <chart:title svg:x="0.451cm" svg:y="5.239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Nvidia.C2:Nvidia.C13" chart:label-cell-address="Nvidia.C1:Nvidia.C1" chart:class="chart:scatter">
            <chart:domain table:cell-range-address="Nvidia.B2:Nvidia.B13"/>
            <chart:data-point chart:repeated="12"/>
          </chart:series>
          <chart:series chart:style-name="ch11" chart:values-cell-range-address="Nvidia.H2:Nvidia.H13" loext:hide-legend="true" chart:label-cell-address="Nvidia.H1:Nvidia.H1" chart:class="chart:scatter">
            <chart:domain table:cell-range-address="Nvidia.G2:Nvidia.G13"/>
            <chart:data-point chart:repeated="12"/>
          </chart:series>
          <chart:series chart:style-name="ch12" chart:values-cell-range-address="Nvidia.F2:Nvidia.F13" loext:hide-legend="true" chart:label-cell-address="Nvidia.F1:Nvidia.F1" chart:class="chart:scatter">
            <chart:data-point chart:repeated="12"/>
          </chart:series>
          <chart:series chart:style-name="ch13" chart:values-cell-range-address="Nvidia.D2:Nvidia.D13" chart:label-cell-address="Nvidia.D1:Nvidia.D1" chart:class="chart:scatter">
            <chart:data-point chart:repeated="12"/>
          </chart:series>
          <chart:series chart:style-name="ch14" chart:values-cell-range-address="Nvidia.E2:Nvidia.E13" chart:label-cell-address="Nvidia.E1:Nvidia.E1" chart:class="chart:scatte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Nvidia.C1:Nvidia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Nvidia.H1:Nvidia.H1</svg:desc>
                </draw:g>
              </table:table-cell>
              <table:table-cell office:value-type="string">
                <text:p>points</text:p>
                <draw:g>
                  <svg:desc>Nvidia.F1:Nvidia.F1</svg:desc>
                </draw:g>
              </table:table-cell>
              <table:table-cell office:value-type="string">
                <text:p>float</text:p>
                <draw:g>
                  <svg:desc>Nvidia.D1:Nvidia.D1</svg:desc>
                </draw:g>
              </table:table-cell>
              <table:table-cell office:value-type="string">
                <text:p>double</text:p>
                <draw:g>
                  <svg:desc>Nvidia.E1:Nvidi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Force RTX 4090</text:p>
                <draw:g>
                  <svg:desc>Nvidia.A2:Nvidia.A13</svg:desc>
                </draw:g>
              </table:table-cell>
              <table:table-cell office:value-type="float" office:value="2022.75">
                <text:p>2022.75</text:p>
                <draw:g>
                  <svg:desc>Nvidia.B2:Nvidia.B13</svg:desc>
                </draw:g>
              </table:table-cell>
              <table:table-cell office:value-type="float" office:value="90.9">
                <text:p>90.9</text:p>
                <draw:g>
                  <svg:desc>Nvidia.C2:Nvidia.C13</svg:desc>
                </draw:g>
              </table:table-cell>
              <table:table-cell office:value-type="float" office:value="2023.1">
                <text:p>2023.1</text:p>
                <draw:g>
                  <svg:desc>Nvidia.G2:Nvidia.G13</svg:desc>
                </draw:g>
              </table:table-cell>
              <table:table-cell office:value-type="float" office:value="0">
                <text:p>0</text:p>
                <draw:g>
                  <svg:desc>Nvidia.H2:Nvidia.H13</svg:desc>
                </draw:g>
              </table:table-cell>
              <table:table-cell office:value-type="float" office:value="0">
                <text:p>0</text:p>
                <draw:g>
                  <svg:desc>Nvidia.F2:Nvidia.F13</svg:desc>
                </draw:g>
              </table:table-cell>
              <table:table-cell office:value-type="float" office:value="45.5">
                <text:p>45.5</text:p>
                <draw:g>
                  <svg:desc>Nvidia.D2:Nvidia.D13</svg:desc>
                </draw:g>
              </table:table-cell>
              <table:table-cell office:value-type="float" office:value="1.41">
                <text:p>1.41</text:p>
                <draw:g>
                  <svg:desc>Nvidia.E2:Nvidia.E13</svg:desc>
                </draw:g>
              </table:table-cell>
            </table:table-row>
            <table:table-row>
              <table:table-cell office:value-type="string">
                <text:p>GeForce RTX 2080 Ti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2.3">
                <text:p>32.3</text:p>
              </table:table-cell>
              <table:table-cell office:value-type="float" office:value="2018.66666666667">
                <text:p>2018.66666666667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15.1">
                <text:p>15.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GeForce GTX 1080 Ti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GeForce GTX 980 Ti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GeForce GTX 780 Ti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3.83333333333">
                <text:p>2013.83333333333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GeForce GTX 680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2.16666666667">
                <text:p>2012.16666666667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338cm" svg:y="0.314cm" chart:style-name="ch2">
          <text:p><text:span text:style-name="T1">AMD Graphics Cards Performance</text:span></text:p>
        </chart:title>
        <chart:legend chart:legend-position="end" svg:x="13.58cm" svg:y="3.702cm" style:legend-expansion="high" chart:style-name="ch3"/>
        <chart:plot-area chart:style-name="ch4" svg:x="1.317cm" svg:y="1.286cm" svg:width="11.944cm" svg:height="6.566cm">
          <chart:coordinate-region svg:x="1.966cm" svg:y="1.485cm" svg:width="10.897cm" svg:height="5.72cm"/>
          <chart:axis chart:dimension="x" chart:name="primary-x" chart:style-name="ch5" chartooo:axis-type="auto">
            <chart:title svg:x="5.882cm" svg:y="8.032cm" chart:style-name="ch6">
              <text:p><text:span text:style-name="T2">year of introduction</text:span></text:p>
            </chart:title>
            <chart:categories table:cell-range-address="AMD.A2:AMD.A14"/>
          </chart:axis>
          <chart:axis chart:dimension="y" chart:name="primary-y" chart:style-name="ch7">
            <chart:title svg:x="0.451cm" svg:y="5.244cm" chart:style-name="ch8">
              <text:p><text:span text:style-name="T2">TFLOPS</text:span></text:p>
            </chart:title>
            <chart:grid chart:style-name="ch9" chart:class="major"/>
          </chart:axis>
          <chart:series chart:style-name="ch10" chart:values-cell-range-address="AMD.C2:AMD.C14" chart:label-cell-address="AMD.C1:AMD.C1" chart:class="chart:scatter">
            <chart:domain table:cell-range-address="AMD.B2:AMD.B14"/>
            <chart:data-point chart:repeated="13"/>
          </chart:series>
          <chart:series chart:style-name="ch11" chart:values-cell-range-address="AMD.H2:AMD.H14" loext:hide-legend="true" chart:label-cell-address="AMD.H1:AMD.H1" chart:class="chart:scatter">
            <chart:domain table:cell-range-address="AMD.G2:AMD.G14"/>
            <chart:data-point chart:repeated="2"/>
            <chart:data-point chart:style-name="ch12" chart:repeated="2"/>
            <chart:data-point chart:repeated="9"/>
          </chart:series>
          <chart:series chart:style-name="ch13" chart:values-cell-range-address="AMD.F2:AMD.F14" loext:hide-legend="true" chart:label-cell-address="AMD.F1:AMD.F1" chart:class="chart:scatter">
            <chart:data-point chart:repeated="13"/>
          </chart:series>
          <chart:series chart:style-name="ch14" chart:values-cell-range-address="AMD.D2:AMD.D14" chart:label-cell-address="AMD.D1:AMD.D1" chart:class="chart:scatter">
            <chart:data-point chart:repeated="13"/>
          </chart:series>
          <chart:series chart:style-name="ch15" chart:values-cell-range-address="AMD.E2:AMD.E14" chart:label-cell-address="AMD.E1:AMD.E1" chart:class="chart:scatte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lf</text:p>
                <draw:g>
                  <svg:desc>AMD.C1:AMD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ames</text:p>
                <draw:g>
                  <svg:desc>AMD.H1:AMD.H1</svg:desc>
                </draw:g>
              </table:table-cell>
              <table:table-cell office:value-type="string">
                <text:p>points</text:p>
                <draw:g>
                  <svg:desc>AMD.F1:AMD.F1</svg:desc>
                </draw:g>
              </table:table-cell>
              <table:table-cell office:value-type="string">
                <text:p>float</text:p>
                <draw:g>
                  <svg:desc>AMD.D1:AMD.D1</svg:desc>
                </draw:g>
              </table:table-cell>
              <table:table-cell office:value-type="string">
                <text:p>double</text:p>
                <draw:g>
                  <svg:desc>AMD.E1:AM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eon RX 9070 XT</text:p>
                <draw:g>
                  <svg:desc>AMD.A2:AMD.A14</svg:desc>
                </draw:g>
              </table:table-cell>
              <table:table-cell office:value-type="float" office:value="2025.16666666667">
                <text:p>2025.16666666667</text:p>
                <draw:g>
                  <svg:desc>AMD.B2:AMD.B14</svg:desc>
                </draw:g>
              </table:table-cell>
              <table:table-cell office:value-type="float" office:value="26.1">
                <text:p>26.1</text:p>
                <draw:g>
                  <svg:desc>AMD.C2:AMD.C14</svg:desc>
                </draw:g>
              </table:table-cell>
              <table:table-cell office:value-type="float" office:value="2025.41666666667">
                <text:p>2025.41666666667</text:p>
                <draw:g>
                  <svg:desc>AMD.G2:AMD.G14</svg:desc>
                </draw:g>
              </table:table-cell>
              <table:table-cell office:value-type="float" office:value="3">
                <text:p>3</text:p>
                <draw:g>
                  <svg:desc>AMD.H2:AMD.H14</svg:desc>
                </draw:g>
              </table:table-cell>
              <table:table-cell office:value-type="float" office:value="0">
                <text:p>0</text:p>
                <draw:g>
                  <svg:desc>AMD.F2:AMD.F14</svg:desc>
                </draw:g>
              </table:table-cell>
              <table:table-cell office:value-type="float" office:value="21.3">
                <text:p>21.3</text:p>
                <draw:g>
                  <svg:desc>AMD.D2:AMD.D14</svg:desc>
                </draw:g>
              </table:table-cell>
              <table:table-cell office:value-type="float" office:value="0.832">
                <text:p>0.832</text:p>
                <draw:g>
                  <svg:desc>AMD.E2:AMD.E14</svg:desc>
                </draw:g>
              </table:table-cell>
            </table:table-row>
            <table:table-row>
              <table:table-cell office:value-type="string">
                <text:p>Radeon RX 7900 XTX</text:p>
              </table:table-cell>
              <table:table-cell office:value-type="float" office:value="2022.91666666667">
                <text:p>2022.91666666667</text:p>
              </table:table-cell>
              <table:table-cell office:value-type="float" office:value="28.6">
                <text:p>28.6</text:p>
              </table:table-cell>
              <table:table-cell office:value-type="float" office:value="2023.16666666667">
                <text:p>2023.166666666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Radeon RX 6950 XT</text:p>
              </table:table-cell>
              <table:table-cell office:value-type="float" office:value="2022.33333333333">
                <text:p>2022.33333333333</text:p>
              </table:table-cell>
              <table:table-cell office:value-type="float" office:value="52.6">
                <text:p>52.6</text:p>
              </table:table-cell>
              <table:table-cell office:value-type="float" office:value="2022.08333333333">
                <text:p>2022.083333333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7.2">
                <text:p>27.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Radeon RX 5700 XT</text:p>
              </table:table-cell>
              <table:table-cell office:value-type="float" office:value="2019.5">
                <text:p>2019.5</text:p>
              </table:table-cell>
              <table:table-cell office:value-type="float" office:value="18.4">
                <text:p>18.4</text:p>
              </table:table-cell>
              <table:table-cell office:value-type="float" office:value="2019.5">
                <text:p>2019.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96">
                <text:p>9.9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Radeon RX 590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8.83333333333">
                <text:p>2018.83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.13">
                <text:p>7.13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Radeon RX Vega 64 Liquid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3.2">
                <text:p>13.2</text:p>
              </table:table-cell>
              <table:table-cell office:value-type="float" office:value="2017.58333333333">
                <text:p>2017.5833333333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Radeon RX 480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6.41666666667">
                <text:p>2016.416666666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Radeon R9 Fury X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.31">
                <text:p>8.3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Radeon R9 290X</text:p>
              </table:table-cell>
              <table:table-cell office:value-type="float" office:value="2013.75">
                <text:p>2013.75</text:p>
              </table:table-cell>
              <table:table-cell office:value-type="float" office:value="NaN">
                <text:p>NaN</text:p>
              </table:table-cell>
              <table:table-cell office:value-type="float" office:value="2013.75">
                <text:p>2013.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.28">
                <text:p>5.2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Radeon HD 7970 GHz Editio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2.41666666667">
                <text:p>2012.4166666666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 chart:label-position="top" loext:custom-leader-lines="false" style:rotation-angle="90"/>
      <style:graphic-properties draw:stroke="none" svg:stroke-width="0.08cm" svg:stroke-color="#000000" draw:fill-color="#000000"/>
      <style:text-properties style:text-outline="true" fo:font-size="10pt" style:font-size-asian="10pt" style:font-size-complex="10pt"/>
    </style:style>
    <style:style style:name="ch11" style:family="chart">
      <style:chart-properties chart:solid-type="cuboid" chart:symbol-type="named-symbol" chart:symbol-name="asterisk" chart:symbol-width="0.25cm" chart:symbol-height="0.25cm"/>
    </style:style>
    <style:style style:name="ch12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style:rotation-angle="90"/>
      <style:graphic-properties draw:stroke="none" svg:stroke-width="0.08cm" svg:stroke-color="#579d1c" draw:fill-color="#579d1c"/>
      <style:text-properties fo:font-size="10pt" fo:text-shadow="1pt 1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3.411cm" svg:y="0.314cm" chart:style-name="ch2">
          <text:p><text:span text:style-name="T1">CPU Performance (single threaded, float32)</text:span>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1.965cm" svg:y="1.485cm" svg:width="11.176cm" svg:height="5.72cm"/>
          <chart:axis chart:dimension="x" chart:name="primary-x" chart:style-name="ch5" chartooo:axis-type="auto">
            <chart:title svg:x="6.021cm" svg:y="8.032cm" chart:style-name="ch6">
              <text:p><text:span text:style-name="T2">year of introduction</text:span></text:p>
            </chart:title>
            <chart:categories table:cell-range-address="CPU.A4:CPU.A51"/>
          </chart:axis>
          <chart:axis chart:dimension="y" chart:name="primary-y" chart:style-name="ch7">
            <chart:title svg:x="0.451cm" svg:y="5.27cm" chart:style-name="ch8">
              <text:p><text:span text:style-name="T2">GFLOPS</text:span></text:p>
            </chart:title>
            <chart:grid chart:style-name="ch9" chart:class="major"/>
          </chart:axis>
          <chart:series chart:style-name="ch10" chart:values-cell-range-address="CPU.O4:CPU.O51" loext:hide-legend="true" chart:label-cell-address="CPU.O2:CPU.O2" chart:class="chart:scatter">
            <chart:domain table:cell-range-address="CPU.B4:CPU.B51"/>
            <chart:data-point/>
            <chart:data-point chart:style-name="ch11" chart:repeated="2"/>
            <chart:data-point chart:repeated="45"/>
          </chart:series>
          <chart:series chart:style-name="ch12" chart:values-cell-range-address="CPU.Q4:CPU.Q51" loext:hide-legend="true" chart:label-cell-address="CPU.P1:CPU.P1" chart:class="chart:scatter">
            <chart:domain table:cell-range-address="CPU.P4:CPU.P51"/>
            <chart:data-point chart:repeated="48"/>
          </chart:series>
          <chart:series chart:style-name="ch13" chart:values-cell-range-address="CPU.H4:CPU.H17" chart:label-cell-address="CPU.A3:CPU.A3" chart:class="chart:scatter">
            <chart:domain table:cell-range-address="CPU.B4:CPU.B17"/>
            <chart:data-point chart:repeated="14"/>
          </chart:series>
          <chart:series chart:style-name="ch14" chart:values-cell-range-address="CPU.H19:CPU.H40" chart:label-cell-address="CPU.A18:CPU.A18" chart:class="chart:scatter">
            <chart:domain table:cell-range-address="CPU.B19:CPU.B40"/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names displacement</text:p>
                <draw:g>
                  <svg:desc>CPU.P1:CPU.P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1</svg:desc>
                </draw:g>
              </table:table-cell>
              <table:table-cell office:value-type="float" office:value="NaN">
                <text:p>NaN</text:p>
                <draw:g>
                  <svg:desc>CPU.B4:CPU.B51</svg:desc>
                </draw:g>
              </table:table-cell>
              <table:table-cell office:value-type="float" office:value="0">
                <text:p>0</text:p>
                <draw:g>
                  <svg:desc>CPU.O4:CPU.O51</svg:desc>
                </draw:g>
              </table:table-cell>
              <table:table-cell office:value-type="float" office:value="NaN">
                <text:p>NaN</text:p>
                <draw:g>
                  <svg:desc>CPU.P4:CPU.P51</svg:desc>
                </draw:g>
              </table:table-cell>
              <table:table-cell office:value-type="float" office:value="NaN">
                <text:p>NaN</text:p>
                <draw:g>
                  <svg:desc>CPU.Q4:CPU.Q51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H4:CPU.H17</svg:desc>
                </draw:g>
              </table:table-cell>
              <table:table-cell office:value-type="float" office:value="2024.75">
                <text:p>2024.75</text:p>
                <draw:g>
                  <svg:desc>CPU.B19:CPU.B40</svg:desc>
                </draw:g>
              </table:table-cell>
              <table:table-cell office:value-type="float" office:value="NaN">
                <text:p>NaN</text:p>
                <draw:g>
                  <svg:desc>CPU.H19:CPU.H40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3">
                <text:p>3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.4">
                <text:p>13.4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">
                <text:p>3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2.8">
                <text:p>12.8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.8">
                <text:p>0.8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6.32">
                <text:p>6.32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2">
                <text:p>2</text:p>
              </table:table-cell>
              <table:table-cell office:value-type="float" office:value="2013.5">
                <text:p>2013.5</text:p>
              </table:table-cell>
              <table:table-cell office:value-type="float" office:value="7.4">
                <text:p>7.4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41666666667">
                <text:p>2010.41666666667</text:p>
              </table:table-cell>
              <table:table-cell office:value-type="float" office:value="3.94">
                <text:p>3.94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3.64">
                <text:p>3.64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3.54">
                <text:p>3.54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3.14">
                <text:p>3.14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.25">
                <text:p>2012.25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2024.75">
                <text:p>2024.7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2018.75">
                <text:p>2018.75</text:p>
              </table:table-cell>
              <table:table-cell office:value-type="float" office:value="10.43">
                <text:p>1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2016.18333333333">
                <text:p>2016.18333333333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2012.5">
                <text:p>2012.5</text:p>
              </table:table-cell>
              <table:table-cell office:value-type="float" office:value="7.29">
                <text:p>7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2011.75">
                <text:p>2011.75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.68">
                <text:p>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2008.78333333333">
                <text:p>2008.78333333333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2008.06666666667">
                <text:p>2008.06666666667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164cm" svg:y="1.485cm" svg:width="10.977cm" svg:height="5.72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51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1" loext:hide-legend="true" chart:label-cell-address="CPU.R1:CPU.R1" chart:class="chart:scatter">
            <chart:domain table:cell-range-address="CPU.R4:CPU.R51"/>
            <chart:data-point chart:repeated="48"/>
          </chart:series>
          <chart:series chart:style-name="ch11" chart:values-cell-range-address="CPU.O4:CPU.O51" loext:hide-legend="true" chart:label-cell-address="CPU.O2:CPU.O2" chart:class="chart:scatter">
            <chart:domain table:cell-range-address="CPU.B4:CPU.B51"/>
            <chart:data-point chart:repeated="48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0" chart:label-cell-address="CPU.A18:CPU.A18" chart:class="chart:scatter">
            <chart:domain table:cell-range-address="CPU.B19:CPU.B40"/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1</svg:desc>
                </draw:g>
              </table:table-cell>
              <table:table-cell office:value-type="float" office:value="NaN">
                <text:p>NaN</text:p>
                <draw:g>
                  <svg:desc>CPU.R4:CPU.R51</svg:desc>
                </draw:g>
              </table:table-cell>
              <table:table-cell office:value-type="float" office:value="NaN">
                <text:p>NaN</text:p>
                <draw:g>
                  <svg:desc>CPU.S4:CPU.S51</svg:desc>
                </draw:g>
              </table:table-cell>
              <table:table-cell office:value-type="float" office:value="NaN">
                <text:p>NaN</text:p>
                <draw:g>
                  <svg:desc>CPU.B4:CPU.B51</svg:desc>
                </draw:g>
              </table:table-cell>
              <table:table-cell office:value-type="float" office:value="0">
                <text:p>0</text:p>
                <draw:g>
                  <svg:desc>CPU.O4:CPU.O51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0</svg:desc>
                </draw:g>
              </table:table-cell>
              <table:table-cell office:value-type="float" office:value="NaN">
                <text:p>NaN</text:p>
                <draw:g>
                  <svg:desc>CPU.L19:CPU.L40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maximum="20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none" chart:data-label-text="true" chart:data-label-symbol="false" chart:data-label-series="false" chart:label-position="top" loext:custom-leader-lines="false" style:rotation-angle="90"/>
      <style:graphic-properties draw:stroke="none" svg:stroke-width="0.08cm" svg:stroke-color="#000000" draw:fill-color="#000000"/>
      <style:text-properties fo:font-size="10pt" fo:text-shadow="1pt 1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 chart:label-position="top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d4d" draw:fill-color="#ff4d4d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9cm" xlink:href=".." xlink:type="simple" chart:class="chart:scatter" chart:style-name="ch1">
        <chart:title svg:x="4.415cm" svg:y="0.314cm" chart:style-name="ch2">
          <text:p>CPU Performance (multithreaded)</text:p>
        </chart:title>
        <chart:legend chart:legend-position="end" svg:x="13.859cm" svg:y="3.951cm" style:legend-expansion="high" chart:style-name="ch3"/>
        <chart:plot-area chart:style-name="ch4" svg:x="1.317cm" svg:y="1.286cm" svg:width="12.223cm" svg:height="6.566cm">
          <chart:coordinate-region svg:x="2.164cm" svg:y="1.485cm" svg:width="10.977cm" svg:height="5.72cm"/>
          <chart:axis chart:dimension="x" chart:name="primary-x" chart:style-name="ch5" chartooo:axis-type="auto">
            <chart:title svg:x="6.021cm" svg:y="8.032cm" chart:style-name="ch6">
              <text:p><text:span text:style-name="T1">year of introduction</text:span></text:p>
            </chart:title>
            <chart:categories table:cell-range-address="CPU.A4:CPU.A51"/>
          </chart:axis>
          <chart:axis chart:dimension="y" chart:name="primary-y" chart:style-name="ch7">
            <chart:title svg:x="0.451cm" svg:y="5.27cm" chart:style-name="ch8">
              <text:p><text:span text:style-name="T1">GFLOPS</text:span></text:p>
            </chart:title>
            <chart:grid chart:style-name="ch9" chart:class="major"/>
          </chart:axis>
          <chart:series chart:style-name="ch10" chart:values-cell-range-address="CPU.S4:CPU.S51" loext:hide-legend="true" chart:label-cell-address="CPU.R1:CPU.R1" chart:class="chart:scatter">
            <chart:domain table:cell-range-address="CPU.R4:CPU.R51"/>
            <chart:data-point chart:repeated="48"/>
          </chart:series>
          <chart:series chart:style-name="ch11" chart:values-cell-range-address="CPU.O4:CPU.O51" loext:hide-legend="true" chart:label-cell-address="CPU.O2:CPU.O2" chart:class="chart:scatter">
            <chart:domain table:cell-range-address="CPU.B4:CPU.B51"/>
            <chart:data-point chart:repeated="48"/>
          </chart:series>
          <chart:series chart:style-name="ch12" chart:values-cell-range-address="CPU.L4:CPU.L17" chart:label-cell-address="CPU.A3:CPU.A3" chart:class="chart:scatter">
            <chart:domain table:cell-range-address="CPU.B4:CPU.B17"/>
            <chart:data-point chart:repeated="14"/>
          </chart:series>
          <chart:series chart:style-name="ch13" chart:values-cell-range-address="CPU.L19:CPU.L40" chart:label-cell-address="CPU.A18:CPU.A18" chart:class="chart:scatter">
            <chart:domain table:cell-range-address="CPU.B19:CPU.B40"/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ames displacement</text:p>
                <draw:g>
                  <svg:desc>CPU.R1:CPU.R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ints</text:p>
                <draw:g>
                  <svg:desc>CPU.O2:CPU.O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MD</text:p>
                <draw:g>
                  <svg:desc>CPU.A3:CPU.A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l</text:p>
                <draw:g>
                  <svg:desc>CPU.A18:CPU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yzen 9950X3D</text:p>
                <draw:g>
                  <svg:desc>CPU.A4:CPU.A51</svg:desc>
                </draw:g>
              </table:table-cell>
              <table:table-cell office:value-type="float" office:value="NaN">
                <text:p>NaN</text:p>
                <draw:g>
                  <svg:desc>CPU.R4:CPU.R51</svg:desc>
                </draw:g>
              </table:table-cell>
              <table:table-cell office:value-type="float" office:value="NaN">
                <text:p>NaN</text:p>
                <draw:g>
                  <svg:desc>CPU.S4:CPU.S51</svg:desc>
                </draw:g>
              </table:table-cell>
              <table:table-cell office:value-type="float" office:value="NaN">
                <text:p>NaN</text:p>
                <draw:g>
                  <svg:desc>CPU.B4:CPU.B51</svg:desc>
                </draw:g>
              </table:table-cell>
              <table:table-cell office:value-type="float" office:value="0">
                <text:p>0</text:p>
                <draw:g>
                  <svg:desc>CPU.O4:CPU.O51</svg:desc>
                </draw:g>
              </table:table-cell>
              <table:table-cell office:value-type="float" office:value="NaN">
                <text:p>NaN</text:p>
                <draw:g>
                  <svg:desc>CPU.B4:CPU.B17</svg:desc>
                </draw:g>
              </table:table-cell>
              <table:table-cell office:value-type="float" office:value="NaN">
                <text:p>NaN</text:p>
                <draw:g>
                  <svg:desc>CPU.L4:CPU.L17</svg:desc>
                </draw:g>
              </table:table-cell>
              <table:table-cell office:value-type="float" office:value="2024.75">
                <text:p>2024.75</text:p>
                <draw:g>
                  <svg:desc>CPU.B19:CPU.B40</svg:desc>
                </draw:g>
              </table:table-cell>
              <table:table-cell office:value-type="float" office:value="NaN">
                <text:p>NaN</text:p>
                <draw:g>
                  <svg:desc>CPU.L19:CPU.L40</svg:desc>
                </draw:g>
              </table:table-cell>
            </table:table-row>
            <table:table-row>
              <table:table-cell office:value-type="string">
                <text:p>Ryzen 9 7950X3D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130">
                <text:p>13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0">
                <text:p>0</text:p>
              </table:table-cell>
              <table:table-cell office:value-type="float" office:value="2023.08333333333">
                <text:p>2023.08333333333</text:p>
              </table:table-cell>
              <table:table-cell office:value-type="float" office:value="400">
                <text:p>400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5950X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130">
                <text:p>13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0">
                <text:p>0</text:p>
              </table:table-cell>
              <table:table-cell office:value-type="float" office:value="2020.83333333333">
                <text:p>2020.83333333333</text:p>
              </table:table-cell>
              <table:table-cell office:value-type="float" office:value="373">
                <text:p>373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9 3950X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2700X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8.25">
                <text:p>2018.2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yzen 7 1800X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7.16666666667">
                <text:p>2017.16666666667</text:p>
              </table:table-cell>
              <table:table-cell office:value-type="float" office:value="NaN">
                <text:p>NaN</text:p>
              </table:table-cell>
              <table:table-cell office:value-type="float" office:value="2018.75">
                <text:p>2018.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A12-9800</text:p>
              </table:table-cell>
              <table:table-cell office:value-type="float" office:value="2016.76666666667">
                <text:p>2016.76666666667</text:p>
              </table:table-cell>
              <table:table-cell office:value-type="float" office:value="100">
                <text:p>10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0">
                <text:p>0</text:p>
              </table:table-cell>
              <table:table-cell office:value-type="float" office:value="2016.66666666667">
                <text:p>2016.66666666667</text:p>
              </table:table-cell>
              <table:table-cell office:value-type="float" office:value="25">
                <text:p>25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X-9590</text:p>
              </table:table-cell>
              <table:table-cell office:value-type="float" office:value="2013.5">
                <text:p>2013.5</text:p>
              </table:table-cell>
              <table:table-cell office:value-type="float" office:value="70">
                <text:p>70</text:p>
              </table:table-cell>
              <table:table-cell office:value-type="float" office:value="2013.5">
                <text:p>2013.5</text:p>
              </table:table-cell>
              <table:table-cell office:value-type="float" office:value="0">
                <text:p>0</text:p>
              </table:table-cell>
              <table:table-cell office:value-type="float" office:value="2013.5">
                <text:p>2013.5</text:p>
              </table:table-cell>
              <table:table-cell office:value-type="float" office:value="53.2">
                <text:p>53.2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henom II X6 1100T</text:p>
              </table:table-cell>
              <table:table-cell office:value-type="float" office:value="2010.31666666667">
                <text:p>2010.31666666667</text:p>
              </table:table-cell>
              <table:table-cell office:value-type="float" office:value="21.2">
                <text:p>21.2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0">
                <text:p>0</text:p>
              </table:table-cell>
              <table:table-cell office:value-type="float" office:value="2010.91666666667">
                <text:p>2010.91666666667</text:p>
              </table:table-cell>
              <table:table-cell office:value-type="float" office:value="19.2">
                <text:p>19.2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Athlon 64 X2 6400+</text:p>
              </table:table-cell>
              <table:table-cell office:value-type="float" office:value="2007.38333333333">
                <text:p>2007.38333333333</text:p>
              </table:table-cell>
              <table:table-cell office:value-type="float" office:value="13.26">
                <text:p>13.26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0">
                <text:p>0</text:p>
              </table:table-cell>
              <table:table-cell office:value-type="float" office:value="2007.58333333333">
                <text:p>2007.58333333333</text:p>
              </table:table-cell>
              <table:table-cell office:value-type="float" office:value="6.26">
                <text:p>6.26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thlon XP 3200+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03.75">
                <text:p>2003.75</text:p>
              </table:table-cell>
              <table:table-cell office:value-type="float" office:value="NaN">
                <text:p>NaN</text:p>
              </table:table-cell>
              <table:table-cell office:value-type="float" office:value="2003.75">
                <text:p>2003.75</text:p>
              </table:table-cell>
              <table:table-cell office:value-type="float" office:value="1.64">
                <text:p>1.64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K6-IIIE+ 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.25">
                <text:p>2012.2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K5-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75">
                <text:p>2011.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In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285K</text:p>
              </table:table-cell>
              <table:table-cell office:value-type="float" office:value="2024.75">
                <text:p>2024.75</text:p>
              </table:table-cell>
              <table:table-cell office:value-type="float" office:value="160">
                <text:p>160</text:p>
              </table:table-cell>
              <table:table-cell office:value-type="float" office:value="2024.75">
                <text:p>2024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i9-12900KS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2022.25">
                <text:p>202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i9-11900K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2021.16666666667">
                <text:p>2021.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i9-10900K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2020.25">
                <text:p>202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i9-9900KS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2019.75">
                <text:p>20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i9-9900K</text:p>
              </table:table-cell>
              <table:table-cell office:value-type="float" office:value="2018.75">
                <text:p>2018.75</text:p>
              </table:table-cell>
              <table:table-cell office:value-type="float" office:value="160">
                <text:p>160</text:p>
              </table:table-cell>
              <table:table-cell office:value-type="float" office:value="2018.75">
                <text:p>2018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8086K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2018.41666666667">
                <text:p>2018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7700K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6700K</text:p>
              </table:table-cell>
              <table:table-cell office:value-type="float" office:value="2016.08333333333">
                <text:p>2016.08333333333</text:p>
              </table:table-cell>
              <table:table-cell office:value-type="float" office:value="80">
                <text:p>80</text:p>
              </table:table-cell>
              <table:table-cell office:value-type="float" office:value="2015.58333333333">
                <text:p>2015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5775C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90">
                <text:p>90</text:p>
              </table:table-cell>
              <table:table-cell office:value-type="float" office:value="2015.41666666667">
                <text:p>2015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4790K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85">
                <text:p>85</text:p>
              </table:table-cell>
              <table:table-cell office:value-type="float" office:value="2014.41666666667">
                <text:p>2014.41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3770K</text:p>
              </table:table-cell>
              <table:table-cell office:value-type="float" office:value="2012.45">
                <text:p>2012.45</text:p>
              </table:table-cell>
              <table:table-cell office:value-type="float" office:value="65">
                <text:p>65</text:p>
              </table:table-cell>
              <table:table-cell office:value-type="float" office:value="2012.25">
                <text:p>2012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2700K</text:p>
              </table:table-cell>
              <table:table-cell office:value-type="float" office:value="2011.75">
                <text:p>2011.75</text:p>
              </table:table-cell>
              <table:table-cell office:value-type="float" office:value="70">
                <text:p>70</text:p>
              </table:table-cell>
              <table:table-cell office:value-type="float" office:value="2011.75">
                <text:p>2011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7-990X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54.7">
                <text:p>54.7</text:p>
              </table:table-cell>
              <table:table-cell office:value-type="float" office:value="2011.08333333333">
                <text:p>2011.0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3.33GHz</text:p>
              </table:table-cell>
              <table:table-cell office:value-type="float" office:value="2008.88333333333">
                <text:p>2008.88333333333</text:p>
              </table:table-cell>
              <table:table-cell office:value-type="float" office:value="14.55">
                <text:p>14.55</text:p>
              </table:table-cell>
              <table:table-cell office:value-type="float" office:value="2008.58333333333">
                <text:p>200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Quad 3.2GHz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19.8">
                <text:p>19.8</text:p>
              </table:table-cell>
              <table:table-cell office:value-type="float" office:value="2008.16666666667">
                <text:p>2008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D 3.73GHz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18">
                <text:p>18</text:p>
              </table:table-cell>
              <table:table-cell office:value-type="float" office:value="2006.16666666667">
                <text:p>2006.1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HT 3.8GHz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15">
                <text:p>15</text:p>
              </table:table-cell>
              <table:table-cell office:value-type="float" office:value="2005.33333333333">
                <text:p>2005.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3 1.4GHz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 450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1">
                <text:p>1</text:p>
              </table:table-cell>
              <table:table-cell office:value-type="float" office:value="1998.58333333333">
                <text:p>1998.58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MX 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apdragon 8cx Gen3 @3.0GHz (4xCortex-X1@3.0GHz, 4xCortex-A78@2.4GHz)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2021.08333333333">
                <text:p>2021.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5 (4xA7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3.75">
                <text:p>20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Pi4 (4xA7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9.41666666667">
                <text:p>2019.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0.4$Windows_X86_64 LibreOffice_project/48f00303701489684e67c38c28aff00cd5929e67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